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utagenSans1" svg:font-family="MutagenSans" style:font-family-generic="swiss" style:font-pitch="variable"/>
    <style:font-face style:name="MutagenSans" svg:font-family="MutagenSans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P1" style:family="paragraph" style:parent-style-name="Footer">
      <style:paragraph-properties fo:text-align="end" style:justify-single-word="false"/>
      <style:text-properties fo:font-size="8pt" officeooo:paragraph-rsid="135418b9" style:font-size-asian="8pt" style:font-size-complex="8pt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38274d" officeooo:paragraph-rsid="0f17f7e7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38274d" officeooo:paragraph-rsid="12d49ce9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e68a1dc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eb2f44a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30cca4a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30abb07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192a3ae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9ac80e" officeooo:paragraph-rsid="0eb4800a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9ac80e" officeooo:paragraph-rsid="0cb65aca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normal" officeooo:rsid="0fc70dff" officeooo:paragraph-rsid="0f17f7e7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bb2830" officeooo:paragraph-rsid="0c832fd6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6f66ded" officeooo:paragraph-rsid="0cd501ec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6f66ded" officeooo:paragraph-rsid="0c832fd6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be8fa9" officeooo:paragraph-rsid="0cd501ec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e7dee6" officeooo:paragraph-rsid="0ce21211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10ab4ae2" officeooo:paragraph-rsid="10ab4ae2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0e6da6cc" officeooo:paragraph-rsid="0f49cde5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ace56f9" officeooo:paragraph-rsid="112f21b6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1a2ba0a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22b251d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0e824f8" officeooo:paragraph-rsid="1192a3ae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1ad0ae2" officeooo:paragraph-rsid="1160d1ea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bold" officeooo:rsid="0238274d" officeooo:paragraph-rsid="12c9db88" style:font-size-asian="9pt" style:font-style-asian="normal" style:font-weight-asian="bold" style:font-size-complex="9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12a4d575" officeooo:paragraph-rsid="12b0c3e5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107e8617" officeooo:paragraph-rsid="11bc6809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weight="bold" officeooo:rsid="0c504e4f" officeooo:paragraph-rsid="130aebe0" style:font-size-asian="9pt" style:font-weight-asian="bold" style:font-size-complex="9pt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weight="normal" officeooo:rsid="10908352" officeooo:paragraph-rsid="10addf3d" style:font-size-asian="9pt" style:font-weight-asian="normal" style:font-size-complex="9pt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style:text-underline-style="none" fo:font-weight="bold" officeooo:rsid="0c832fd6" officeooo:paragraph-rsid="12b0c3e5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16pt" fo:font-style="normal" style:text-underline-style="none" fo:font-weight="bold" officeooo:rsid="0c85667e" officeooo:paragraph-rsid="11b2e8c1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bb88bb" officeooo:paragraph-rsid="0cd501ec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bb2830" officeooo:paragraph-rsid="0ddf2617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e21211" officeooo:paragraph-rsid="0eb656d6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paragraph-rsid="130cb61b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eb0e77" officeooo:paragraph-rsid="0ceb0e77"/>
    </style:style>
    <style:style style:name="P3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b8543fb" style:font-weight-asian="bold" style:font-weight-complex="bold"/>
    </style:style>
    <style:style style:name="P4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officeooo:paragraph-rsid="130cb61b"/>
    </style:style>
    <style:style style:name="P4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column" fo:background-color="transparent">
        <style:tab-stops>
          <style:tab-stop style:position="-0.1291in"/>
        </style:tab-stops>
      </style:paragraph-properties>
      <style:text-properties style:font-name="MutagenSans1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42" style:family="paragraph" style:parent-style-name="Standard">
      <style:text-properties style:font-name="MutagenSans1"/>
    </style:style>
    <style:style style:name="P43" style:family="paragraph" style:parent-style-name="Standard">
      <style:text-properties style:font-name="MutagenSans1" officeooo:paragraph-rsid="0f040072"/>
    </style:style>
    <style:style style:name="P44" style:family="paragraph" style:parent-style-name="Standard">
      <style:text-properties style:font-name="MutagenSans1" fo:font-size="9pt" officeooo:rsid="0f040072" officeooo:paragraph-rsid="0f040072" style:font-name-asian="Sans-serif" style:font-size-asian="9pt" style:font-size-complex="9pt"/>
    </style:style>
    <style:style style:name="P45" style:family="paragraph" style:parent-style-name="Standard">
      <style:text-properties style:font-name="MutagenSans1" fo:font-size="9pt" fo:font-weight="normal" officeooo:rsid="10c3bf8c" officeooo:paragraph-rsid="10bda278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MutagenSans1" fo:font-size="9pt" fo:font-weight="normal" officeooo:rsid="10085c40" officeooo:paragraph-rsid="112e5d04" style:font-size-asian="9pt" style:font-weight-asian="normal" style:font-size-complex="9pt" style:font-weight-complex="normal"/>
    </style:style>
    <style:style style:name="P47" style:family="paragraph" style:parent-style-name="Standard">
      <style:text-properties style:font-name="MutagenSans1" fo:font-size="9pt" fo:font-weight="normal" officeooo:rsid="082a99d0" officeooo:paragraph-rsid="10085c40" style:font-size-asian="9pt" style:font-weight-asian="normal" style:font-size-complex="9pt" style:font-weight-complex="normal"/>
    </style:style>
    <style:style style:name="P48" style:family="paragraph" style:parent-style-name="Standard">
      <style:text-properties style:font-name="MutagenSans1" fo:font-size="9pt" fo:font-weight="normal" officeooo:rsid="0732538f" officeooo:paragraph-rsid="096f94d5" style:font-size-asian="9pt" style:font-weight-asian="normal" style:font-size-complex="9pt" style:font-weight-complex="normal"/>
    </style:style>
    <style:style style:name="P49" style:family="paragraph" style:parent-style-name="Standard">
      <style:text-properties style:font-name="MutagenSans1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50" style:family="paragraph" style:parent-style-name="Standard">
      <style:text-properties style:font-name="MutagenSans1" fo:font-size="9pt" fo:font-weight="normal" officeooo:rsid="0be9f343" officeooo:paragraph-rsid="11d07efe" style:font-size-asian="9pt" style:font-weight-asian="normal" style:font-size-complex="9pt" style:font-weight-complex="normal"/>
    </style:style>
    <style:style style:name="P51" style:family="paragraph" style:parent-style-name="Standard">
      <style:text-properties style:font-name="MutagenSans1" fo:font-size="9pt" fo:font-weight="normal" officeooo:rsid="0fe9be25" officeooo:paragraph-rsid="11d0c08d" style:font-size-asian="9pt" style:font-weight-asian="normal" style:font-size-complex="9pt" style:font-weight-complex="normal"/>
    </style:style>
    <style:style style:name="P52" style:family="paragraph" style:parent-style-name="Standard">
      <style:text-properties style:font-name="MutagenSans1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53" style:family="paragraph" style:parent-style-name="Standard">
      <style:text-properties style:font-name="MutagenSans1" fo:font-size="9pt" fo:font-weight="normal" officeooo:rsid="0d8966bd" officeooo:paragraph-rsid="0c5d518d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text-align="end" style:justify-single-word="false"/>
      <style:text-properties style:font-name="MutagenSans1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55" style:family="paragraph" style:parent-style-name="Standard">
      <style:text-properties style:font-name="MutagenSans1" fo:font-size="9pt" fo:font-weight="bold" officeooo:rsid="06d76c3a" officeooo:paragraph-rsid="11244cfd" style:font-size-asian="9pt" style:font-weight-asian="bold" style:font-size-complex="9pt" style:font-weight-complex="bold"/>
    </style:style>
    <style:style style:name="P56" style:family="paragraph" style:parent-style-name="Standard">
      <style:text-properties style:font-name="MutagenSans1" fo:font-size="9pt" fo:font-weight="bold" officeooo:rsid="0732101a" officeooo:paragraph-rsid="11d07efe" style:font-size-asian="9pt" style:font-weight-asian="bold" style:font-size-complex="9pt" style:font-weight-complex="bold"/>
    </style:style>
    <style:style style:name="P57" style:family="paragraph" style:parent-style-name="Standard">
      <style:text-properties style:font-name="MutagenSans1" fo:font-size="9pt" fo:font-weight="bold" officeooo:rsid="0b63a8f9" officeooo:paragraph-rsid="11d0c08d" style:font-size-asian="9pt" style:font-weight-asian="bold" style:font-size-complex="9pt" style:font-weight-complex="bold"/>
    </style:style>
    <style:style style:name="P58" style:family="paragraph" style:parent-style-name="Standard">
      <style:text-properties style:font-name="MutagenSans1" fo:font-size="9pt" fo:font-weight="bold" officeooo:rsid="077070cb" officeooo:paragraph-rsid="12d1c3cb" style:font-size-asian="9pt" style:font-weight-asian="bold" style:font-size-complex="9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MutagenSans1" fo:font-size="9pt" fo:font-weight="bold" officeooo:rsid="06f66ded" officeooo:paragraph-rsid="117238be" style:font-size-asian="9pt" style:font-weight-asian="bold" style:font-size-complex="9pt" style:font-weight-complex="bold"/>
    </style:style>
    <style:style style:name="P60" style:family="paragraph" style:parent-style-name="Standard">
      <style:text-properties style:font-name="MutagenSans1" fo:font-size="9pt" fo:font-style="normal" fo:font-weight="normal" officeooo:rsid="0b0facb5" officeooo:paragraph-rsid="11d16a39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05863f3" officeooo:paragraph-rsid="113fbacf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text-properties style:font-name="MutagenSans1" officeooo:paragraph-rsid="124a81d0"/>
    </style:style>
    <style:style style:name="P63" style:family="paragraph" style:parent-style-name="Standard">
      <style:text-properties style:font-name="MutagenSans1" fo:font-weight="normal" officeooo:rsid="0f040072" officeooo:paragraph-rsid="124a81d0" style:font-weight-asian="normal" style:font-weight-complex="normal"/>
    </style:style>
    <style:style style:name="P64" style:family="paragraph" style:parent-style-name="Standard">
      <style:text-properties style:font-name="MutagenSans1" fo:font-weight="normal" officeooo:rsid="0f040072" officeooo:paragraph-rsid="0c9fa098" style:font-weight-asian="normal" style:font-weight-complex="normal"/>
    </style:style>
    <style:style style:name="P65" style:family="paragraph" style:parent-style-name="Standard">
      <style:text-properties style:font-name="MutagenSans1" fo:font-weight="normal" officeooo:rsid="0f040072" officeooo:paragraph-rsid="0f0ac456" style:font-weight-asian="normal" style:font-weight-complex="normal"/>
    </style:style>
    <style:style style:name="P66" style:family="paragraph" style:parent-style-name="Standard">
      <style:text-properties style:font-name="MutagenSans1" fo:font-weight="normal" officeooo:rsid="099c19a4" officeooo:paragraph-rsid="112f21b6" style:font-weight-asian="normal" style:font-weight-complex="normal"/>
    </style:style>
    <style:style style:name="P67" style:family="paragraph" style:parent-style-name="Standard">
      <style:text-properties style:font-name="MutagenSans1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style:font-name="MutagenSans1" officeooo:rsid="06d76c3a" officeooo:paragraph-rsid="0c9fa098"/>
    </style:style>
    <style:style style:name="P69" style:family="paragraph" style:parent-style-name="Standard">
      <style:text-properties style:font-name="MutagenSans1" fo:font-weight="bold" officeooo:rsid="087dfff2" officeooo:paragraph-rsid="0f0ac456" style:font-weight-asian="bold" style:font-weight-complex="bold"/>
    </style:style>
    <style:style style:name="P70" style:family="paragraph" style:parent-style-name="Standard">
      <style:text-properties style:font-name="MutagenSans1" fo:font-weight="bold" officeooo:rsid="087dfff2" officeooo:paragraph-rsid="10bda278" style:font-weight-asian="bold" style:font-weight-complex="bold"/>
    </style:style>
    <style:style style:name="P71" style:family="paragraph" style:parent-style-name="Standard">
      <style:text-properties style:font-name="MutagenSans1" fo:font-weight="bold" officeooo:rsid="0b32ea1e" officeooo:paragraph-rsid="0ba570a0" style:font-weight-asian="bold" style:font-weight-complex="bold"/>
    </style:style>
    <style:style style:name="P72" style:family="paragraph" style:parent-style-name="Standard">
      <style:text-properties style:font-name="MutagenSans1" fo:font-weight="bold" officeooo:rsid="0b32ea1e" officeooo:paragraph-rsid="0ba816f6" style:font-weight-asian="bold" style:font-weight-complex="bold"/>
    </style:style>
    <style:style style:name="P73" style:family="paragraph" style:parent-style-name="Standard">
      <style:text-properties style:font-name="MutagenSans1" fo:font-weight="bold" officeooo:rsid="0bc1d807" officeooo:paragraph-rsid="12479583" style:font-weight-asian="bold" style:font-weight-complex="bold"/>
    </style:style>
    <style:style style:name="P74" style:family="paragraph" style:parent-style-name="Standard">
      <style:text-properties style:font-name="MutagenSans1" fo:font-weight="bold" officeooo:rsid="0732101a" officeooo:paragraph-rsid="112e5d04" style:font-weight-asian="bold" style:font-weight-complex="bold"/>
    </style:style>
    <style:style style:name="P75" style:family="paragraph" style:parent-style-name="Standard">
      <style:text-properties style:font-name="MutagenSans1" fo:font-weight="bold" officeooo:rsid="0732101a" officeooo:paragraph-rsid="100c5bb0" style:font-weight-asian="bold" style:font-weight-complex="bold"/>
    </style:style>
    <style:style style:name="P76" style:family="paragraph" style:parent-style-name="Standard">
      <style:text-properties style:font-name="MutagenSans1" fo:font-weight="bold" officeooo:rsid="0732101a" officeooo:paragraph-rsid="0804f8c8" style:font-weight-asian="bold" style:font-weight-complex="bold"/>
    </style:style>
    <style:style style:name="P77" style:family="paragraph" style:parent-style-name="Standard">
      <style:text-properties style:font-name="MutagenSans1" fo:font-weight="bold" officeooo:rsid="0732101a" officeooo:paragraph-rsid="096f94d5" style:font-weight-asian="bold" style:font-weight-complex="bold"/>
    </style:style>
    <style:style style:name="P78" style:family="paragraph" style:parent-style-name="Standard">
      <style:text-properties style:font-name="MutagenSans1" fo:font-weight="bold" officeooo:rsid="0ae9781d" officeooo:paragraph-rsid="11d16a39" style:font-weight-asian="bold" style:font-weight-complex="bold"/>
    </style:style>
    <style:style style:name="P79" style:family="paragraph" style:parent-style-name="Standard">
      <style:text-properties style:font-name="MutagenSans1" fo:font-weight="bold" officeooo:rsid="0afdcd1d" officeooo:paragraph-rsid="11d1d30f" style:font-weight-asian="bold" style:font-weight-complex="bold"/>
    </style:style>
    <style:style style:name="P80" style:family="paragraph" style:parent-style-name="Standard">
      <style:text-properties style:font-name="MutagenSans1" fo:font-weight="bold" officeooo:rsid="077070cb" officeooo:paragraph-rsid="0c5d518d" style:font-weight-asian="bold" style:font-weight-complex="bold"/>
    </style:style>
    <style:style style:name="P81" style:family="paragraph" style:parent-style-name="Standard">
      <style:text-properties style:font-name="MutagenSans1" fo:font-weight="bold" officeooo:rsid="077070cb" officeooo:paragraph-rsid="117238be" style:font-weight-asian="bold" style:font-weight-complex="bold"/>
    </style:style>
    <style:style style:name="P82" style:family="paragraph" style:parent-style-name="Standard">
      <style:text-properties style:font-name="MutagenSans1" fo:font-weight="bold" officeooo:rsid="0c0911c0" officeooo:paragraph-rsid="0c0911c0" style:font-weight-asian="bold" style:font-weight-complex="bold"/>
    </style:style>
    <style:style style:name="P83" style:family="paragraph" style:parent-style-name="Standard">
      <style:text-properties style:font-name="MutagenSans1" fo:font-weight="bold" officeooo:rsid="099674cc" officeooo:paragraph-rsid="12d28882" style:font-weight-asian="bold" style:font-weight-complex="bold"/>
    </style:style>
    <style:style style:name="P84" style:family="paragraph" style:parent-style-name="Standard">
      <style:text-properties style:font-name="MutagenSans1" fo:font-weight="bold" officeooo:rsid="099c19a4" officeooo:paragraph-rsid="112f21b6" style:font-weight-asian="bold" style:font-weight-complex="bold"/>
    </style:style>
    <style:style style:name="P85" style:family="paragraph" style:parent-style-name="Standard">
      <style:paragraph-properties fo:text-align="end" style:justify-single-word="false"/>
      <style:text-properties style:font-name="MutagenSans1" fo:font-weight="bold" officeooo:rsid="1162bd3a" officeooo:paragraph-rsid="117238be" style:font-weight-asian="bold" style:font-weight-complex="bold"/>
    </style:style>
    <style:style style:name="P86" style:family="paragraph" style:parent-style-name="Standard">
      <style:text-properties style:font-name="MutagenSans1" style:text-underline-style="none" fo:font-weight="normal" officeooo:rsid="0ba0030d" officeooo:paragraph-rsid="0ba816f6" style:font-weight-asian="normal" style:font-weight-complex="normal"/>
    </style:style>
    <style:style style:name="P87" style:family="paragraph" style:parent-style-name="Standard">
      <style:text-properties style:font-name="MutagenSans1" style:text-underline-style="none" fo:font-weight="normal" officeooo:rsid="0ba82d9a" officeooo:paragraph-rsid="0ba816f6" style:font-weight-asian="normal" style:font-weight-complex="normal"/>
    </style:style>
    <style:style style:name="P88" style:family="paragraph" style:parent-style-name="Standard">
      <style:text-properties style:font-name="MutagenSans1" style:text-underline-style="none" fo:font-weight="normal" officeooo:rsid="0c0ce766" officeooo:paragraph-rsid="0c0911c0" style:font-weight-asian="normal" style:font-weight-complex="normal"/>
    </style:style>
    <style:style style:name="P89" style:family="paragraph" style:parent-style-name="Standard">
      <style:text-properties style:font-name="MutagenSans1" style:text-underline-style="none" fo:font-weight="normal" officeooo:rsid="12c99d5f" officeooo:paragraph-rsid="12d28882" style:font-weight-asian="normal" style:font-weight-complex="normal"/>
    </style:style>
    <style:style style:name="P90" style:family="paragraph" style:parent-style-name="Standard">
      <style:text-properties style:font-name="MutagenSans1" officeooo:paragraph-rsid="128a9cbb"/>
    </style:style>
    <style:style style:name="P91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/>
      <style:text-properties style:font-name="MutagenSans1" fo:font-weight="bold" officeooo:rsid="06f66ded" officeooo:paragraph-rsid="0ea29151" style:font-weight-asian="bold" style:font-weight-complex="bold"/>
    </style:style>
    <style:style style:name="P92" style:family="paragraph" style:parent-style-name="Standard" style:master-page-name="">
      <loext:graphic-properties draw:fill="none"/>
      <style:paragraph-properties fo:margin-left="0.1252in" fo:margin-right="0in" fo:text-align="start" style:justify-single-word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6f66ded" officeooo:paragraph-rsid="1245e1c9" style:font-weight-asian="bold" style:font-weight-complex="bold"/>
    </style:style>
    <style:style style:name="P93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MutagenSans1" officeooo:paragraph-rsid="0ea3d2c9"/>
    </style:style>
    <style:style style:name="P94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MutagenSans1" fo:font-weight="bold" officeooo:rsid="06f66ded" officeooo:paragraph-rsid="115459f7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MutagenSans1" fo:font-weight="bold" officeooo:rsid="0c13ff25" officeooo:paragraph-rsid="117238be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MutagenSans1" fo:font-weight="bold" officeooo:rsid="120de9a2" officeooo:paragraph-rsid="120de9a2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MutagenSans1" fo:font-weight="bold" officeooo:rsid="0c220aa3" officeooo:paragraph-rsid="117238be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MutagenSans1" officeooo:rsid="0c24bbcc" officeooo:paragraph-rsid="117238be"/>
    </style:style>
    <style:style style:name="P99" style:family="paragraph" style:parent-style-name="Table_20_Contents">
      <style:paragraph-properties fo:text-align="end" style:justify-single-word="false"/>
      <style:text-properties style:font-name="MutagenSans1" officeooo:rsid="1162bd3a" officeooo:paragraph-rsid="117238be"/>
    </style:style>
    <style:style style:name="P100" style:family="paragraph" style:parent-style-name="Table_20_Contents">
      <style:paragraph-properties fo:text-align="center" style:justify-single-word="false"/>
      <style:text-properties style:font-name="MutagenSans1" officeooo:rsid="0c13ff25" officeooo:paragraph-rsid="117238be"/>
    </style:style>
    <style:style style:name="P101" style:family="paragraph" style:parent-style-name="Table_20_Contents">
      <style:paragraph-properties fo:text-align="center" style:justify-single-word="false"/>
      <style:text-properties style:font-name="MutagenSans1" officeooo:rsid="128f9c86" officeooo:paragraph-rsid="117238be"/>
    </style:style>
    <style:style style:name="P10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717fa2" officeooo:paragraph-rsid="0eda9806" style:font-weight-asian="bold" style:font-weight-complex="bold"/>
    </style:style>
    <style:style style:name="P10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8568e1" officeooo:paragraph-rsid="1115ed02" style:font-weight-asian="bold" style:font-weight-complex="bold"/>
    </style:style>
    <style:style style:name="P10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2da1e3" officeooo:paragraph-rsid="0eda9806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90c81c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5452289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f040072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11db9497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11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717fa2" officeooo:paragraph-rsid="0abe06ec" style:font-size-asian="9pt" style:font-weight-asian="bold" style:font-size-complex="9pt" style:font-weight-complex="bold"/>
    </style:style>
    <style:style style:name="P11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8dd194" officeooo:paragraph-rsid="0abe06ec" style:font-size-asian="9pt" style:font-weight-asian="bold" style:font-size-complex="9pt" style:font-weight-complex="bold"/>
    </style:style>
    <style:style style:name="P11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74d67a" officeooo:paragraph-rsid="0abe06ec" style:font-size-asian="9pt" style:font-weight-asian="bold" style:font-size-complex="9pt" style:font-weight-complex="bold"/>
    </style:style>
    <style:style style:name="P11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831610" officeooo:paragraph-rsid="0abe06ec" style:font-size-asian="9pt" style:font-weight-asian="bold" style:font-size-complex="9pt" style:font-weight-complex="bold"/>
    </style:style>
    <style:style style:name="P11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aef900" officeooo:paragraph-rsid="0abe06ec" style:font-size-asian="9pt" style:font-weight-asian="bold" style:font-size-complex="9pt" style:font-weight-complex="bold"/>
    </style:style>
    <style:style style:name="P11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117" style:family="paragraph" style:parent-style-name="Standard" style:list-style-name="L2" style:master-page-name="">
      <loext:graphic-properties draw:fill="none"/>
      <style:paragraph-properties fo:margin-left="0.3752in" fo:margin-right="0in" fo:text-align="start" style:justify-single-word="false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officeooo:paragraph-rsid="113fbacf"/>
    </style:style>
    <style:style style:name="P118" style:family="paragraph" style:parent-style-name="Standard" style:list-style-name="L2">
      <loext:graphic-properties draw:fill="none"/>
      <style:paragraph-properties fo:margin-left="0.3752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paragraph-rsid="113fba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135418b9" style:font-weight-asian="bold" style:font-weight-complex="bold"/>
    </style:style>
    <style:style style:name="T3" style:family="text">
      <style:text-properties fo:font-weight="bold" officeooo:rsid="133f3e88" style:font-weight-asian="bold" style:font-weight-complex="bold"/>
    </style:style>
    <style:style style:name="T4" style:family="text">
      <style:text-properties fo:font-weight="bold" officeooo:rsid="135a82ed" style:font-weight-asian="bold" style:font-weight-complex="bold"/>
    </style:style>
    <style:style style:name="T5" style:family="text">
      <style:text-properties fo:font-weight="bold" officeooo:rsid="0ce6b0f1" style:font-weight-asian="bold" style:font-weight-complex="bold"/>
    </style:style>
    <style:style style:name="T6" style:family="text">
      <style:text-properties fo:font-weight="bold" officeooo:rsid="0d517e3f" style:font-weight-asian="bold" style:font-weight-complex="bold"/>
    </style:style>
    <style:style style:name="T7" style:family="text">
      <style:text-properties fo:font-weight="bold" officeooo:rsid="0f8e712c" style:font-weight-asian="bold" style:font-weight-complex="bold"/>
    </style:style>
    <style:style style:name="T8" style:family="text">
      <style:text-properties fo:font-weight="bold" officeooo:rsid="1087afe8" style:font-weight-asian="bold" style:font-weight-complex="bold"/>
    </style:style>
    <style:style style:name="T9" style:family="text">
      <style:text-properties fo:font-weight="bold" officeooo:rsid="108bbc39" style:font-weight-asian="bold" style:font-weight-complex="bold"/>
    </style:style>
    <style:style style:name="T10" style:family="text">
      <style:text-properties fo:font-weight="bold" officeooo:rsid="1017ce43" style:font-weight-asian="bold" style:font-weight-complex="bold"/>
    </style:style>
    <style:style style:name="T11" style:family="text">
      <style:text-properties fo:font-weight="bold" officeooo:rsid="0f040072" style:font-weight-asian="bold" style:font-weight-complex="bold"/>
    </style:style>
    <style:style style:name="T12" style:family="text">
      <style:text-properties fo:font-weight="bold" officeooo:rsid="11fff8c7" style:font-weight-asian="bold" style:font-weight-complex="bold"/>
    </style:style>
    <style:style style:name="T13" style:family="text">
      <style:text-properties fo:font-weight="bold" officeooo:rsid="1225a51e" style:font-weight-asian="bold" style:font-weight-complex="bold"/>
    </style:style>
    <style:style style:name="T14" style:family="text">
      <style:text-properties fo:font-weight="bold" officeooo:rsid="1201a08f" style:font-weight-asian="bold" style:font-weight-complex="bold"/>
    </style:style>
    <style:style style:name="T15" style:family="text">
      <style:text-properties fo:font-weight="bold" officeooo:rsid="123404ae" style:font-weight-asian="bold" style:font-weight-complex="bold"/>
    </style:style>
    <style:style style:name="T16" style:family="text">
      <style:text-properties fo:font-weight="bold" officeooo:rsid="12334afc" style:font-weight-asian="bold" style:font-weight-complex="bold"/>
    </style:style>
    <style:style style:name="T17" style:family="text">
      <style:text-properties fo:font-weight="bold" officeooo:rsid="0ce7dee6" style:font-weight-asian="bold" style:font-weight-complex="bold"/>
    </style:style>
    <style:style style:name="T18" style:family="text">
      <style:text-properties fo:font-weight="bold" officeooo:rsid="1188ee14" style:font-weight-asian="bold" style:font-weight-complex="bold"/>
    </style:style>
    <style:style style:name="T19" style:family="text">
      <style:text-properties fo:font-weight="bold" officeooo:rsid="10ab4ae2" style:font-weight-asian="bold" style:font-weight-complex="bold"/>
    </style:style>
    <style:style style:name="T20" style:family="text">
      <style:text-properties fo:font-weight="bold" officeooo:rsid="10a9210f" style:font-weight-asian="bold" style:font-weight-complex="bold"/>
    </style:style>
    <style:style style:name="T21" style:family="text">
      <style:text-properties fo:font-weight="bold" officeooo:rsid="06d76c3a" style:font-weight-asian="bold" style:font-weight-complex="bold"/>
    </style:style>
    <style:style style:name="T22" style:family="text">
      <style:text-properties fo:font-weight="bold" officeooo:rsid="0732101a" style:font-weight-asian="bold" style:font-weight-complex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133f3e88" style:font-style-asian="italic" style:font-weight-asian="bold" style:font-style-complex="italic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b5a5c7f" style:font-style-asian="italic" style:font-style-complex="italic"/>
    </style:style>
    <style:style style:name="T27" style:family="text">
      <style:text-properties fo:font-style="italic" officeooo:rsid="0278b763" style:font-style-asian="italic" style:font-style-complex="italic"/>
    </style:style>
    <style:style style:name="T28" style:family="text">
      <style:text-properties fo:font-style="italic" officeooo:rsid="028b168c" style:font-style-asian="italic" style:font-style-complex="italic"/>
    </style:style>
    <style:style style:name="T29" style:family="text">
      <style:text-properties fo:font-style="italic" officeooo:rsid="0291b3ef" style:font-style-asian="italic" style:font-style-complex="italic"/>
    </style:style>
    <style:style style:name="T30" style:family="text">
      <style:text-properties fo:font-style="italic" officeooo:rsid="0dd83591" style:font-style-asian="italic" style:font-style-complex="italic"/>
    </style:style>
    <style:style style:name="T31" style:family="text">
      <style:text-properties fo:font-style="italic" officeooo:rsid="02f842e5" style:font-style-asian="italic" style:font-style-complex="italic"/>
    </style:style>
    <style:style style:name="T32" style:family="text">
      <style:text-properties fo:font-style="italic" officeooo:rsid="0c51d3fd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36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37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38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39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40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27a31ad" style:font-weight-asian="normal" style:font-weight-complex="normal"/>
    </style:style>
    <style:style style:name="T43" style:family="text">
      <style:text-properties fo:font-weight="normal" officeooo:rsid="077070cb" style:font-weight-asian="normal" style:font-weight-complex="normal"/>
    </style:style>
    <style:style style:name="T44" style:family="text">
      <style:text-properties fo:font-weight="normal" officeooo:rsid="07fceba0" style:font-weight-asian="normal" style:font-weight-complex="normal"/>
    </style:style>
    <style:style style:name="T45" style:family="text">
      <style:text-properties fo:font-weight="normal" officeooo:rsid="06d76c3a" style:font-weight-asian="normal" style:font-weight-complex="normal"/>
    </style:style>
    <style:style style:name="T46" style:family="text">
      <style:text-properties fo:font-weight="normal" officeooo:rsid="0ae42245" style:font-weight-asian="normal" style:font-weight-complex="normal"/>
    </style:style>
    <style:style style:name="T47" style:family="text">
      <style:text-properties fo:font-weight="normal" officeooo:rsid="078a4f7f" style:font-weight-asian="normal" style:font-weight-complex="normal"/>
    </style:style>
    <style:style style:name="T48" style:family="text">
      <style:text-properties fo:font-weight="normal" officeooo:rsid="09376041" style:font-weight-asian="normal" style:font-weight-complex="normal"/>
    </style:style>
    <style:style style:name="T49" style:family="text">
      <style:text-properties fo:font-weight="normal" officeooo:rsid="076cbfaa" style:font-weight-asian="normal" style:font-weight-complex="normal"/>
    </style:style>
    <style:style style:name="T50" style:family="text">
      <style:text-properties fo:font-weight="normal" officeooo:rsid="0771f9c5" style:font-weight-asian="normal" style:font-weight-complex="normal"/>
    </style:style>
    <style:style style:name="T51" style:family="text">
      <style:text-properties fo:font-weight="normal" officeooo:rsid="082aad2e" style:font-weight-asian="normal" style:font-weight-complex="normal"/>
    </style:style>
    <style:style style:name="T52" style:family="text">
      <style:text-properties fo:font-weight="normal" officeooo:rsid="0b51e14d" style:font-weight-asian="normal" style:font-weight-complex="normal"/>
    </style:style>
    <style:style style:name="T53" style:family="text">
      <style:text-properties fo:font-weight="normal" officeooo:rsid="0b50ebe3" style:font-weight-asian="normal" style:font-weight-complex="normal"/>
    </style:style>
    <style:style style:name="T54" style:family="text">
      <style:text-properties fo:font-weight="normal" officeooo:rsid="0b8a45cf" style:font-weight-asian="normal" style:font-weight-complex="normal"/>
    </style:style>
    <style:style style:name="T55" style:family="text">
      <style:text-properties fo:font-weight="normal" officeooo:rsid="0b8beb29" style:font-weight-asian="normal" style:font-weight-complex="normal"/>
    </style:style>
    <style:style style:name="T56" style:family="text">
      <style:text-properties fo:font-weight="normal" officeooo:rsid="0b8e806c" style:font-weight-asian="normal" style:font-weight-complex="normal"/>
    </style:style>
    <style:style style:name="T57" style:family="text">
      <style:text-properties fo:font-weight="normal" officeooo:rsid="0b8f9dca" style:font-weight-asian="normal" style:font-weight-complex="normal"/>
    </style:style>
    <style:style style:name="T58" style:family="text">
      <style:text-properties fo:font-weight="normal" officeooo:rsid="0b91232f" style:font-weight-asian="normal" style:font-weight-complex="normal"/>
    </style:style>
    <style:style style:name="T59" style:family="text">
      <style:text-properties fo:font-weight="normal" officeooo:rsid="0b931332" style:font-weight-asian="normal" style:font-weight-complex="normal"/>
    </style:style>
    <style:style style:name="T60" style:family="text">
      <style:text-properties fo:font-weight="normal" officeooo:rsid="0b9a03c2" style:font-weight-asian="normal" style:font-weight-complex="normal"/>
    </style:style>
    <style:style style:name="T61" style:family="text">
      <style:text-properties fo:font-weight="normal" officeooo:rsid="0b9b04cb" style:font-weight-asian="normal" style:font-weight-complex="normal"/>
    </style:style>
    <style:style style:name="T62" style:family="text">
      <style:text-properties fo:font-weight="normal" officeooo:rsid="0bc23b67" style:font-weight-asian="normal" style:font-weight-complex="normal"/>
    </style:style>
    <style:style style:name="T63" style:family="text">
      <style:text-properties fo:font-weight="normal" officeooo:rsid="098819c9" style:font-weight-asian="normal" style:font-weight-complex="normal"/>
    </style:style>
    <style:style style:name="T64" style:family="text">
      <style:text-properties fo:font-weight="normal" officeooo:rsid="08235ec5" style:font-weight-asian="normal" style:font-weight-complex="normal"/>
    </style:style>
    <style:style style:name="T65" style:family="text">
      <style:text-properties fo:font-weight="normal" officeooo:rsid="0be9f343" style:font-weight-asian="normal" style:font-weight-complex="normal"/>
    </style:style>
    <style:style style:name="T66" style:family="text">
      <style:text-properties fo:font-weight="normal" officeooo:rsid="0beb0271" style:font-weight-asian="normal" style:font-weight-complex="normal"/>
    </style:style>
    <style:style style:name="T67" style:family="text">
      <style:text-properties fo:font-weight="normal" officeooo:rsid="0bec1481" style:font-weight-asian="normal" style:font-weight-complex="normal"/>
    </style:style>
    <style:style style:name="T68" style:family="text">
      <style:text-properties fo:font-weight="normal" officeooo:rsid="0bec65be" style:font-weight-asian="normal" style:font-weight-complex="normal"/>
    </style:style>
    <style:style style:name="T69" style:family="text">
      <style:text-properties fo:font-weight="normal" officeooo:rsid="0bed82a4" style:font-weight-asian="normal" style:font-weight-complex="normal"/>
    </style:style>
    <style:style style:name="T70" style:family="text">
      <style:text-properties fo:font-weight="normal" officeooo:rsid="0c0a21c0" style:font-weight-asian="normal" style:font-weight-complex="normal"/>
    </style:style>
    <style:style style:name="T71" style:family="text">
      <style:text-properties fo:font-weight="normal" officeooo:rsid="0c0b8020" style:font-weight-asian="normal" style:font-weight-complex="normal"/>
    </style:style>
    <style:style style:name="T72" style:family="text">
      <style:text-properties fo:font-weight="normal" officeooo:rsid="0c0e8d81" style:font-weight-asian="normal" style:font-weight-complex="normal"/>
    </style:style>
    <style:style style:name="T73" style:family="text">
      <style:text-properties fo:font-weight="normal" officeooo:rsid="0c101487" style:font-weight-asian="normal" style:font-weight-complex="normal"/>
    </style:style>
    <style:style style:name="T74" style:family="text">
      <style:text-properties fo:font-weight="normal" officeooo:rsid="0c24bbcc" style:font-weight-asian="normal" style:font-weight-complex="normal"/>
    </style:style>
    <style:style style:name="T75" style:family="text">
      <style:text-properties fo:font-weight="normal" officeooo:rsid="0c250b37" style:font-weight-asian="normal" style:font-weight-complex="normal"/>
    </style:style>
    <style:style style:name="T76" style:family="text">
      <style:text-properties fo:font-weight="normal" officeooo:rsid="0c4f07c7" style:font-weight-asian="normal" style:font-weight-complex="normal"/>
    </style:style>
    <style:style style:name="T77" style:family="text">
      <style:text-properties fo:font-weight="normal" officeooo:rsid="0c51f4f3" style:font-weight-asian="normal" style:font-weight-complex="normal"/>
    </style:style>
    <style:style style:name="T78" style:family="text">
      <style:text-properties fo:font-weight="normal" officeooo:rsid="0c7e4450" style:font-weight-asian="normal" style:font-weight-complex="normal"/>
    </style:style>
    <style:style style:name="T79" style:family="text">
      <style:text-properties fo:font-weight="normal" officeooo:rsid="0c8bb460" style:font-weight-asian="normal" style:font-weight-complex="normal"/>
    </style:style>
    <style:style style:name="T80" style:family="text">
      <style:text-properties fo:font-weight="normal" officeooo:rsid="0c8c29bd" style:font-weight-asian="normal" style:font-weight-complex="normal"/>
    </style:style>
    <style:style style:name="T81" style:family="text">
      <style:text-properties fo:font-weight="normal" officeooo:rsid="0c8c29fb" style:font-weight-asian="normal" style:font-weight-complex="normal"/>
    </style:style>
    <style:style style:name="T82" style:family="text">
      <style:text-properties fo:font-weight="normal" officeooo:rsid="0c90a8d3" style:font-weight-asian="normal" style:font-weight-complex="normal"/>
    </style:style>
    <style:style style:name="T83" style:family="text">
      <style:text-properties fo:font-weight="normal" officeooo:rsid="0cbdea33" style:font-weight-asian="normal" style:font-weight-complex="normal"/>
    </style:style>
    <style:style style:name="T84" style:family="text">
      <style:text-properties fo:font-weight="normal" officeooo:rsid="0cbe83bf" style:font-weight-asian="normal" style:font-weight-complex="normal"/>
    </style:style>
    <style:style style:name="T85" style:family="text">
      <style:text-properties fo:font-weight="normal" officeooo:rsid="0cbe8fa9" style:font-weight-asian="normal" style:font-weight-complex="normal"/>
    </style:style>
    <style:style style:name="T86" style:family="text">
      <style:text-properties fo:font-weight="normal" officeooo:rsid="0cd501ec" style:font-weight-asian="normal" style:font-weight-complex="normal"/>
    </style:style>
    <style:style style:name="T87" style:family="text">
      <style:text-properties fo:font-weight="normal" officeooo:rsid="0cd700b9" style:font-weight-asian="normal" style:font-weight-complex="normal"/>
    </style:style>
    <style:style style:name="T88" style:family="text">
      <style:text-properties fo:font-weight="normal" officeooo:rsid="0cd8fd1d" style:font-weight-asian="normal" style:font-weight-complex="normal"/>
    </style:style>
    <style:style style:name="T89" style:family="text">
      <style:text-properties fo:font-weight="normal" officeooo:rsid="0cd91049" style:font-weight-asian="normal" style:font-weight-complex="normal"/>
    </style:style>
    <style:style style:name="T90" style:family="text">
      <style:text-properties fo:font-weight="normal" officeooo:rsid="0ce6b0f1" style:font-weight-asian="normal" style:font-weight-complex="normal"/>
    </style:style>
    <style:style style:name="T91" style:family="text">
      <style:text-properties fo:font-weight="normal" officeooo:rsid="0cffda93" style:font-weight-asian="normal" style:font-weight-complex="normal"/>
    </style:style>
    <style:style style:name="T92" style:family="text">
      <style:text-properties fo:font-weight="normal" officeooo:rsid="0d001b55" style:font-weight-asian="normal" style:font-weight-complex="normal"/>
    </style:style>
    <style:style style:name="T93" style:family="text">
      <style:text-properties fo:font-weight="normal" officeooo:rsid="0d02b9da" style:font-weight-asian="normal" style:font-weight-complex="normal"/>
    </style:style>
    <style:style style:name="T94" style:family="text">
      <style:text-properties fo:font-weight="normal" officeooo:rsid="0d02cda6" style:font-weight-asian="normal" style:font-weight-complex="normal"/>
    </style:style>
    <style:style style:name="T95" style:family="text">
      <style:text-properties fo:font-weight="normal" officeooo:rsid="0d182812" style:font-weight-asian="normal" style:font-weight-complex="normal"/>
    </style:style>
    <style:style style:name="T96" style:family="text">
      <style:text-properties fo:font-weight="normal" officeooo:rsid="0d30fb35" style:font-weight-asian="normal" style:font-weight-complex="normal"/>
    </style:style>
    <style:style style:name="T97" style:family="text">
      <style:text-properties fo:font-weight="normal" officeooo:rsid="0d31e4e8" style:font-weight-asian="normal" style:font-weight-complex="normal"/>
    </style:style>
    <style:style style:name="T98" style:family="text">
      <style:text-properties fo:font-weight="normal" officeooo:rsid="0d41fb13" style:font-weight-asian="normal" style:font-weight-complex="normal"/>
    </style:style>
    <style:style style:name="T99" style:family="text">
      <style:text-properties fo:font-weight="normal" officeooo:rsid="0d446fdf" style:font-weight-asian="normal" style:font-weight-complex="normal"/>
    </style:style>
    <style:style style:name="T100" style:family="text">
      <style:text-properties fo:font-weight="normal" officeooo:rsid="0d4583f3" style:font-weight-asian="normal" style:font-weight-complex="normal"/>
    </style:style>
    <style:style style:name="T101" style:family="text">
      <style:text-properties fo:font-weight="normal" officeooo:rsid="0d470855" style:font-weight-asian="normal" style:font-weight-complex="normal"/>
    </style:style>
    <style:style style:name="T102" style:family="text">
      <style:text-properties fo:font-weight="normal" officeooo:rsid="0d4a38fd" style:font-weight-asian="normal" style:font-weight-complex="normal"/>
    </style:style>
    <style:style style:name="T103" style:family="text">
      <style:text-properties fo:font-weight="normal" officeooo:rsid="0d4dca26" style:font-weight-asian="normal" style:font-weight-complex="normal"/>
    </style:style>
    <style:style style:name="T104" style:family="text">
      <style:text-properties fo:font-weight="normal" officeooo:rsid="0d4f161d" style:font-weight-asian="normal" style:font-weight-complex="normal"/>
    </style:style>
    <style:style style:name="T105" style:family="text">
      <style:text-properties fo:font-weight="normal" officeooo:rsid="0d581406" style:font-weight-asian="normal" style:font-weight-complex="normal"/>
    </style:style>
    <style:style style:name="T106" style:family="text">
      <style:text-properties fo:font-weight="normal" officeooo:rsid="0d5a13d6" style:font-weight-asian="normal" style:font-weight-complex="normal"/>
    </style:style>
    <style:style style:name="T107" style:family="text">
      <style:text-properties fo:font-weight="normal" officeooo:rsid="0d8543fe" style:font-weight-asian="normal" style:font-weight-complex="normal"/>
    </style:style>
    <style:style style:name="T108" style:family="text">
      <style:text-properties fo:font-weight="normal" officeooo:rsid="0d9171ab" style:font-weight-asian="normal" style:font-weight-complex="normal"/>
    </style:style>
    <style:style style:name="T109" style:family="text">
      <style:text-properties fo:font-weight="normal" officeooo:rsid="0dd1d844" style:font-weight-asian="normal" style:font-weight-complex="normal"/>
    </style:style>
    <style:style style:name="T110" style:family="text">
      <style:text-properties fo:font-weight="normal" officeooo:rsid="0dd83591" style:font-weight-asian="normal" style:font-weight-complex="normal"/>
    </style:style>
    <style:style style:name="T111" style:family="text">
      <style:text-properties fo:font-weight="normal" officeooo:rsid="0df51139" style:font-weight-asian="normal" style:font-weight-complex="normal"/>
    </style:style>
    <style:style style:name="T112" style:family="text">
      <style:text-properties fo:font-weight="normal" officeooo:rsid="0e053d55" style:font-weight-asian="normal" style:font-weight-complex="normal"/>
    </style:style>
    <style:style style:name="T113" style:family="text">
      <style:text-properties fo:font-weight="normal" officeooo:rsid="0e334599" style:font-weight-asian="normal" style:font-weight-complex="normal"/>
    </style:style>
    <style:style style:name="T114" style:family="text">
      <style:text-properties fo:font-weight="normal" officeooo:rsid="0e3461c7" style:font-weight-asian="normal" style:font-weight-complex="normal"/>
    </style:style>
    <style:style style:name="T115" style:family="text">
      <style:text-properties fo:font-weight="normal" officeooo:rsid="0e35db26" style:font-weight-asian="normal" style:font-weight-complex="normal"/>
    </style:style>
    <style:style style:name="T116" style:family="text">
      <style:text-properties fo:font-weight="normal" officeooo:rsid="0e37f923" style:font-weight-asian="normal" style:font-weight-complex="normal"/>
    </style:style>
    <style:style style:name="T117" style:family="text">
      <style:text-properties fo:font-weight="normal" officeooo:rsid="0e38f21e" style:font-weight-asian="normal" style:font-weight-complex="normal"/>
    </style:style>
    <style:style style:name="T118" style:family="text">
      <style:text-properties fo:font-weight="normal" officeooo:rsid="0e3c7ad2" style:font-weight-asian="normal" style:font-weight-complex="normal"/>
    </style:style>
    <style:style style:name="T119" style:family="text">
      <style:text-properties fo:font-weight="normal" officeooo:rsid="0e3efb2b" style:font-weight-asian="normal" style:font-weight-complex="normal"/>
    </style:style>
    <style:style style:name="T120" style:family="text">
      <style:text-properties fo:font-weight="normal" officeooo:rsid="0e42ad18" style:font-weight-asian="normal" style:font-weight-complex="normal"/>
    </style:style>
    <style:style style:name="T121" style:family="text">
      <style:text-properties fo:font-weight="normal" officeooo:rsid="0e431e8f" style:font-weight-asian="normal" style:font-weight-complex="normal"/>
    </style:style>
    <style:style style:name="T122" style:family="text">
      <style:text-properties fo:font-weight="normal" officeooo:rsid="0e5f1324" style:font-weight-asian="normal" style:font-weight-complex="normal"/>
    </style:style>
    <style:style style:name="T123" style:family="text">
      <style:text-properties fo:font-weight="normal" officeooo:rsid="0e76199e" style:font-weight-asian="normal" style:font-weight-complex="normal"/>
    </style:style>
    <style:style style:name="T124" style:family="text">
      <style:text-properties fo:font-weight="normal" officeooo:rsid="0e783b37" style:font-weight-asian="normal" style:font-weight-complex="normal"/>
    </style:style>
    <style:style style:name="T125" style:family="text">
      <style:text-properties fo:font-weight="normal" officeooo:rsid="0e794ccd" style:font-weight-asian="normal" style:font-weight-complex="normal"/>
    </style:style>
    <style:style style:name="T126" style:family="text">
      <style:text-properties fo:font-weight="normal" officeooo:rsid="0e852fa0" style:font-weight-asian="normal" style:font-weight-complex="normal"/>
    </style:style>
    <style:style style:name="T127" style:family="text">
      <style:text-properties fo:font-weight="normal" officeooo:rsid="0e86ef7f" style:font-weight-asian="normal" style:font-weight-complex="normal"/>
    </style:style>
    <style:style style:name="T128" style:family="text">
      <style:text-properties fo:font-weight="normal" officeooo:rsid="0e878ca9" style:font-weight-asian="normal" style:font-weight-complex="normal"/>
    </style:style>
    <style:style style:name="T129" style:family="text">
      <style:text-properties fo:font-weight="normal" officeooo:rsid="0e885eae" style:font-weight-asian="normal" style:font-weight-complex="normal"/>
    </style:style>
    <style:style style:name="T130" style:family="text">
      <style:text-properties fo:font-weight="normal" officeooo:rsid="0e8aa257" style:font-weight-asian="normal" style:font-weight-complex="normal"/>
    </style:style>
    <style:style style:name="T131" style:family="text">
      <style:text-properties fo:font-weight="normal" officeooo:rsid="0e8ac9c9" style:font-weight-asian="normal" style:font-weight-complex="normal"/>
    </style:style>
    <style:style style:name="T132" style:family="text">
      <style:text-properties fo:font-weight="normal" officeooo:rsid="0e8b9fce" style:font-weight-asian="normal" style:font-weight-complex="normal"/>
    </style:style>
    <style:style style:name="T133" style:family="text">
      <style:text-properties fo:font-weight="normal" officeooo:rsid="0e8ce19d" style:font-weight-asian="normal" style:font-weight-complex="normal"/>
    </style:style>
    <style:style style:name="T134" style:family="text">
      <style:text-properties fo:font-weight="normal" officeooo:rsid="0e8ea515" style:font-weight-asian="normal" style:font-weight-complex="normal"/>
    </style:style>
    <style:style style:name="T135" style:family="text">
      <style:text-properties fo:font-weight="normal" officeooo:rsid="0e90d190" style:font-weight-asian="normal" style:font-weight-complex="normal"/>
    </style:style>
    <style:style style:name="T136" style:family="text">
      <style:text-properties fo:font-weight="normal" officeooo:rsid="0e933086" style:font-weight-asian="normal" style:font-weight-complex="normal"/>
    </style:style>
    <style:style style:name="T137" style:family="text">
      <style:text-properties fo:font-weight="normal" officeooo:rsid="0e93325d" style:font-weight-asian="normal" style:font-weight-complex="normal"/>
    </style:style>
    <style:style style:name="T138" style:family="text">
      <style:text-properties fo:font-weight="normal" officeooo:rsid="0f1d41b7" style:font-weight-asian="normal" style:font-weight-complex="normal"/>
    </style:style>
    <style:style style:name="T139" style:family="text">
      <style:text-properties fo:font-weight="normal" officeooo:rsid="0f1e09a2" style:font-weight-asian="normal" style:font-weight-complex="normal"/>
    </style:style>
    <style:style style:name="T140" style:family="text">
      <style:text-properties fo:font-weight="normal" officeooo:rsid="0f244799" style:font-weight-asian="normal" style:font-weight-complex="normal"/>
    </style:style>
    <style:style style:name="T141" style:family="text">
      <style:text-properties fo:font-weight="normal" officeooo:rsid="0f287035" style:font-weight-asian="normal" style:font-weight-complex="normal"/>
    </style:style>
    <style:style style:name="T142" style:family="text">
      <style:text-properties fo:font-weight="normal" officeooo:rsid="0853aa48" style:font-weight-asian="normal" style:font-weight-complex="normal"/>
    </style:style>
    <style:style style:name="T143" style:family="text">
      <style:text-properties fo:font-weight="normal" officeooo:rsid="0c7a40c1" style:font-weight-asian="normal" style:font-weight-complex="normal"/>
    </style:style>
    <style:style style:name="T144" style:family="text">
      <style:text-properties fo:font-weight="normal" officeooo:rsid="0e5fd464" style:font-weight-asian="normal" style:font-weight-complex="normal"/>
    </style:style>
    <style:style style:name="T145" style:family="text">
      <style:text-properties fo:font-weight="normal" officeooo:rsid="0716bceb" style:font-weight-asian="normal" style:font-weight-complex="normal"/>
    </style:style>
    <style:style style:name="T146" style:family="text">
      <style:text-properties fo:font-weight="normal" officeooo:rsid="0a1f69e9" style:font-weight-asian="normal" style:font-weight-complex="normal"/>
    </style:style>
    <style:style style:name="T147" style:family="text">
      <style:text-properties fo:font-weight="normal" officeooo:rsid="0858d545" style:font-weight-asian="normal" style:font-weight-complex="normal"/>
    </style:style>
    <style:style style:name="T148" style:family="text">
      <style:text-properties fo:font-weight="normal" officeooo:rsid="0c95418f" style:font-weight-asian="normal" style:font-weight-complex="normal"/>
    </style:style>
    <style:style style:name="T149" style:family="text">
      <style:text-properties fo:font-weight="normal" officeooo:rsid="0859d664" style:font-weight-asian="normal" style:font-weight-complex="normal"/>
    </style:style>
    <style:style style:name="T150" style:family="text">
      <style:text-properties fo:font-weight="normal" officeooo:rsid="08568432" style:font-weight-asian="normal" style:font-weight-complex="normal"/>
    </style:style>
    <style:style style:name="T151" style:family="text">
      <style:text-properties fo:font-weight="normal" officeooo:rsid="085af688" style:font-weight-asian="normal" style:font-weight-complex="normal"/>
    </style:style>
    <style:style style:name="T152" style:family="text">
      <style:text-properties fo:font-weight="normal" officeooo:rsid="0c7bbcea" style:font-weight-asian="normal" style:font-weight-complex="normal"/>
    </style:style>
    <style:style style:name="T153" style:family="text">
      <style:text-properties fo:font-weight="normal" officeooo:rsid="0f4ca285" style:font-weight-asian="normal" style:font-weight-complex="normal"/>
    </style:style>
    <style:style style:name="T154" style:family="text">
      <style:text-properties fo:font-weight="normal" officeooo:rsid="0f4dfd06" style:font-weight-asian="normal" style:font-weight-complex="normal"/>
    </style:style>
    <style:style style:name="T155" style:family="text">
      <style:text-properties fo:font-weight="normal" officeooo:rsid="0f4e39bc" style:font-weight-asian="normal" style:font-weight-complex="normal"/>
    </style:style>
    <style:style style:name="T156" style:family="text">
      <style:text-properties fo:font-weight="normal" officeooo:rsid="0f8340c4" style:font-weight-asian="normal" style:font-weight-complex="normal"/>
    </style:style>
    <style:style style:name="T157" style:family="text">
      <style:text-properties fo:font-weight="normal" officeooo:rsid="0f89a064" style:font-weight-asian="normal" style:font-weight-complex="normal"/>
    </style:style>
    <style:style style:name="T158" style:family="text">
      <style:text-properties fo:font-weight="normal" officeooo:rsid="0fc70dff" style:font-weight-asian="normal" style:font-weight-complex="normal"/>
    </style:style>
    <style:style style:name="T159" style:family="text">
      <style:text-properties fo:font-weight="normal" officeooo:rsid="0ff20b0d" style:font-weight-asian="normal" style:font-weight-complex="normal"/>
    </style:style>
    <style:style style:name="T160" style:family="text">
      <style:text-properties fo:font-weight="normal" officeooo:rsid="0ff479ea" style:font-weight-asian="normal" style:font-weight-complex="normal"/>
    </style:style>
    <style:style style:name="T161" style:family="text">
      <style:text-properties fo:font-weight="normal" officeooo:rsid="0ff65d74" style:font-weight-asian="normal" style:font-weight-complex="normal"/>
    </style:style>
    <style:style style:name="T162" style:family="text">
      <style:text-properties fo:font-weight="normal" officeooo:rsid="0ff971bd" style:font-weight-asian="normal" style:font-weight-complex="normal"/>
    </style:style>
    <style:style style:name="T163" style:family="text">
      <style:text-properties fo:font-weight="normal" officeooo:rsid="0ffa0876" style:font-weight-asian="normal" style:font-weight-complex="normal"/>
    </style:style>
    <style:style style:name="T164" style:family="text">
      <style:text-properties fo:font-weight="normal" officeooo:rsid="0ffac496" style:font-weight-asian="normal" style:font-weight-complex="normal"/>
    </style:style>
    <style:style style:name="T165" style:family="text">
      <style:text-properties fo:font-weight="normal" officeooo:rsid="070693ee" style:font-weight-asian="normal" style:font-weight-complex="normal"/>
    </style:style>
    <style:style style:name="T166" style:family="text">
      <style:text-properties fo:font-weight="normal" officeooo:rsid="1087afe8" style:font-weight-asian="normal" style:font-weight-complex="normal"/>
    </style:style>
    <style:style style:name="T167" style:family="text">
      <style:text-properties fo:font-weight="normal" officeooo:rsid="10908352" style:font-weight-asian="normal" style:font-weight-complex="normal"/>
    </style:style>
    <style:style style:name="T168" style:family="text">
      <style:text-properties fo:font-weight="normal" officeooo:rsid="1127180b" style:font-weight-asian="normal" style:font-weight-complex="normal"/>
    </style:style>
    <style:style style:name="T169" style:family="text">
      <style:text-properties fo:font-weight="normal" officeooo:rsid="1127ddf8" style:font-weight-asian="normal" style:font-weight-complex="normal"/>
    </style:style>
    <style:style style:name="T170" style:family="text">
      <style:text-properties fo:font-weight="normal" officeooo:rsid="1129fac5" style:font-weight-asian="normal" style:font-weight-complex="normal"/>
    </style:style>
    <style:style style:name="T171" style:family="text">
      <style:text-properties fo:font-weight="normal" officeooo:rsid="02f842e5" style:font-weight-asian="normal" style:font-weight-complex="normal"/>
    </style:style>
    <style:style style:name="T172" style:family="text">
      <style:text-properties fo:font-weight="normal" officeooo:rsid="0237dc93" style:font-weight-asian="normal" style:font-weight-complex="normal"/>
    </style:style>
    <style:style style:name="T173" style:family="text">
      <style:text-properties fo:font-weight="normal" officeooo:rsid="0acae6d2" style:font-weight-asian="normal" style:font-weight-complex="normal"/>
    </style:style>
    <style:style style:name="T174" style:family="text">
      <style:text-properties fo:font-weight="normal" officeooo:rsid="0d756b32" style:font-weight-asian="normal" style:font-weight-complex="normal"/>
    </style:style>
    <style:style style:name="T175" style:family="text">
      <style:text-properties fo:font-weight="normal" officeooo:rsid="02f68621" style:font-weight-asian="normal" style:font-weight-complex="normal"/>
    </style:style>
    <style:style style:name="T176" style:family="text">
      <style:text-properties fo:font-weight="normal" officeooo:rsid="025497f3" style:font-weight-asian="normal" style:font-weight-complex="normal"/>
    </style:style>
    <style:style style:name="T177" style:family="text">
      <style:text-properties fo:font-weight="normal" officeooo:rsid="0acc4aec" style:font-weight-asian="normal" style:font-weight-complex="normal"/>
    </style:style>
    <style:style style:name="T178" style:family="text">
      <style:text-properties fo:font-weight="normal" officeooo:rsid="0ace9381" style:font-weight-asian="normal" style:font-weight-complex="normal"/>
    </style:style>
    <style:style style:name="T179" style:family="text">
      <style:text-properties fo:font-weight="normal" officeooo:rsid="0acdd45c" style:font-weight-asian="normal" style:font-weight-complex="normal"/>
    </style:style>
    <style:style style:name="T180" style:family="text">
      <style:text-properties fo:font-weight="normal" officeooo:rsid="0acff9dd" style:font-weight-asian="normal" style:font-weight-complex="normal"/>
    </style:style>
    <style:style style:name="T181" style:family="text">
      <style:text-properties fo:font-weight="normal" officeooo:rsid="1160d1ea" style:font-weight-asian="normal" style:font-weight-complex="normal"/>
    </style:style>
    <style:style style:name="T182" style:family="text">
      <style:text-properties fo:font-weight="normal" officeooo:rsid="11676f64" style:font-weight-asian="normal" style:font-weight-complex="normal"/>
    </style:style>
    <style:style style:name="T183" style:family="text">
      <style:text-properties fo:font-weight="normal" officeooo:rsid="1168910a" style:font-weight-asian="normal" style:font-weight-complex="normal"/>
    </style:style>
    <style:style style:name="T184" style:family="text">
      <style:text-properties fo:font-weight="normal" officeooo:rsid="0ecc27a1" style:font-weight-asian="normal" style:font-weight-complex="normal"/>
    </style:style>
    <style:style style:name="T185" style:family="text">
      <style:text-properties fo:font-weight="normal" officeooo:rsid="10714aef" style:font-weight-asian="normal" style:font-weight-complex="normal"/>
    </style:style>
    <style:style style:name="T186" style:family="text">
      <style:text-properties fo:font-weight="normal" officeooo:rsid="10ed466a" style:font-weight-asian="normal" style:font-weight-complex="normal"/>
    </style:style>
    <style:style style:name="T187" style:family="text">
      <style:text-properties fo:font-weight="normal" officeooo:rsid="10ee2afd" style:font-weight-asian="normal" style:font-weight-complex="normal"/>
    </style:style>
    <style:style style:name="T188" style:family="text">
      <style:text-properties fo:font-weight="normal" officeooo:rsid="0ed2c892" style:font-weight-asian="normal" style:font-weight-complex="normal"/>
    </style:style>
    <style:style style:name="T189" style:family="text">
      <style:text-properties fo:font-weight="normal" officeooo:rsid="0ed7542d" style:font-weight-asian="normal" style:font-weight-complex="normal"/>
    </style:style>
    <style:style style:name="T190" style:family="text">
      <style:text-properties fo:font-weight="normal" officeooo:rsid="0ed7c409" style:font-weight-asian="normal" style:font-weight-complex="normal"/>
    </style:style>
    <style:style style:name="T191" style:family="text">
      <style:text-properties fo:font-weight="normal" officeooo:rsid="0eddd76e" style:font-weight-asian="normal" style:font-weight-complex="normal"/>
    </style:style>
    <style:style style:name="T192" style:family="text">
      <style:text-properties fo:font-weight="normal" officeooo:rsid="1179c035" style:font-weight-asian="normal" style:font-weight-complex="normal"/>
    </style:style>
    <style:style style:name="T193" style:family="text">
      <style:text-properties fo:font-weight="normal" officeooo:rsid="117bd33a" style:font-weight-asian="normal" style:font-weight-complex="normal"/>
    </style:style>
    <style:style style:name="T194" style:family="text">
      <style:text-properties fo:font-weight="normal" officeooo:rsid="117dc8bf" style:font-weight-asian="normal" style:font-weight-complex="normal"/>
    </style:style>
    <style:style style:name="T195" style:family="text">
      <style:text-properties fo:font-weight="normal" officeooo:rsid="117ff855" style:font-weight-asian="normal" style:font-weight-complex="normal"/>
    </style:style>
    <style:style style:name="T196" style:family="text">
      <style:text-properties fo:font-weight="normal" officeooo:rsid="118183bf" style:font-weight-asian="normal" style:font-weight-complex="normal"/>
    </style:style>
    <style:style style:name="T197" style:family="text">
      <style:text-properties fo:font-weight="normal" officeooo:rsid="118af9c5" style:font-weight-asian="normal" style:font-weight-complex="normal"/>
    </style:style>
    <style:style style:name="T198" style:family="text">
      <style:text-properties fo:font-weight="normal" officeooo:rsid="11996d37" style:font-weight-asian="normal" style:font-weight-complex="normal"/>
    </style:style>
    <style:style style:name="T199" style:family="text">
      <style:text-properties fo:font-weight="normal" officeooo:rsid="11a2ba0a" style:font-weight-asian="normal" style:font-weight-complex="normal"/>
    </style:style>
    <style:style style:name="T200" style:family="text">
      <style:text-properties fo:font-weight="normal" officeooo:rsid="11a2dae4" style:font-weight-asian="normal" style:font-weight-complex="normal"/>
    </style:style>
    <style:style style:name="T201" style:family="text">
      <style:text-properties fo:font-weight="normal" officeooo:rsid="11a8a5fd" style:font-weight-asian="normal" style:font-weight-complex="normal"/>
    </style:style>
    <style:style style:name="T202" style:family="text">
      <style:text-properties fo:font-weight="normal" officeooo:rsid="12094399" style:font-weight-asian="normal" style:font-weight-complex="normal"/>
    </style:style>
    <style:style style:name="T203" style:family="text">
      <style:text-properties fo:font-weight="normal" officeooo:rsid="120b6607" style:font-weight-asian="normal" style:font-weight-complex="normal"/>
    </style:style>
    <style:style style:name="T204" style:family="text">
      <style:text-properties fo:font-weight="normal" officeooo:rsid="122b251d" style:font-weight-asian="normal" style:font-weight-complex="normal"/>
    </style:style>
    <style:style style:name="T205" style:family="text">
      <style:text-properties fo:font-weight="normal" officeooo:rsid="0f040072" style:font-weight-asian="normal" style:font-weight-complex="normal"/>
    </style:style>
    <style:style style:name="T206" style:family="text">
      <style:text-properties fo:font-weight="normal" officeooo:rsid="1218d192" style:font-weight-asian="normal" style:font-weight-complex="normal"/>
    </style:style>
    <style:style style:name="T207" style:family="text">
      <style:text-properties fo:font-weight="normal" officeooo:rsid="0f198ee9" style:font-weight-asian="normal" style:font-weight-complex="normal"/>
    </style:style>
    <style:style style:name="T208" style:family="text">
      <style:text-properties fo:font-weight="normal" officeooo:rsid="1223b22c" style:font-weight-asian="normal" style:font-weight-complex="normal"/>
    </style:style>
    <style:style style:name="T209" style:family="text">
      <style:text-properties fo:font-weight="normal" officeooo:rsid="121a948c" style:font-weight-asian="normal" style:font-weight-complex="normal"/>
    </style:style>
    <style:style style:name="T210" style:family="text">
      <style:text-properties fo:font-weight="normal" officeooo:rsid="10c87cd2" style:font-weight-asian="normal" style:font-weight-complex="normal"/>
    </style:style>
    <style:style style:name="T211" style:family="text">
      <style:text-properties fo:font-weight="normal" officeooo:rsid="121c77c3" style:font-weight-asian="normal" style:font-weight-complex="normal"/>
    </style:style>
    <style:style style:name="T212" style:family="text">
      <style:text-properties fo:font-weight="normal" officeooo:rsid="103b41df" style:font-weight-asian="normal" style:font-weight-complex="normal"/>
    </style:style>
    <style:style style:name="T213" style:family="text">
      <style:text-properties fo:font-weight="normal" officeooo:rsid="121c97ff" style:font-weight-asian="normal" style:font-weight-complex="normal"/>
    </style:style>
    <style:style style:name="T214" style:family="text">
      <style:text-properties fo:font-weight="normal" officeooo:rsid="10492986" style:font-weight-asian="normal" style:font-weight-complex="normal"/>
    </style:style>
    <style:style style:name="T215" style:family="text">
      <style:text-properties fo:font-weight="normal" officeooo:rsid="11d74a93" style:font-weight-asian="normal" style:font-weight-complex="normal"/>
    </style:style>
    <style:style style:name="T216" style:family="text">
      <style:text-properties fo:font-weight="normal" officeooo:rsid="11d842ef" style:font-weight-asian="normal" style:font-weight-complex="normal"/>
    </style:style>
    <style:style style:name="T217" style:family="text">
      <style:text-properties fo:font-weight="normal" officeooo:rsid="10493ae8" style:font-weight-asian="normal" style:font-weight-complex="normal"/>
    </style:style>
    <style:style style:name="T218" style:family="text">
      <style:text-properties fo:font-weight="normal" officeooo:rsid="0f05660c" style:font-weight-asian="normal" style:font-weight-complex="normal"/>
    </style:style>
    <style:style style:name="T219" style:family="text">
      <style:text-properties fo:font-weight="normal" officeooo:rsid="10c42ae6" style:font-weight-asian="normal" style:font-weight-complex="normal"/>
    </style:style>
    <style:style style:name="T220" style:family="text">
      <style:text-properties fo:font-weight="normal" officeooo:rsid="10c4c15f" style:font-weight-asian="normal" style:font-weight-complex="normal"/>
    </style:style>
    <style:style style:name="T221" style:family="text">
      <style:text-properties fo:font-weight="normal" officeooo:rsid="10c53ef3" style:font-weight-asian="normal" style:font-weight-complex="normal"/>
    </style:style>
    <style:style style:name="T222" style:family="text">
      <style:text-properties fo:font-weight="normal" officeooo:rsid="0fa3ab90" style:font-weight-asian="normal" style:font-weight-complex="normal"/>
    </style:style>
    <style:style style:name="T223" style:family="text">
      <style:text-properties fo:font-weight="normal" officeooo:rsid="0facd356" style:font-weight-asian="normal" style:font-weight-complex="normal"/>
    </style:style>
    <style:style style:name="T224" style:family="text">
      <style:text-properties fo:font-weight="normal" officeooo:rsid="10b1d9c0" style:font-weight-asian="normal" style:font-weight-complex="normal"/>
    </style:style>
    <style:style style:name="T225" style:family="text">
      <style:text-properties fo:font-weight="normal" officeooo:rsid="121f5067" style:font-weight-asian="normal" style:font-weight-complex="normal"/>
    </style:style>
    <style:style style:name="T226" style:family="text">
      <style:text-properties fo:font-weight="normal" officeooo:rsid="1055167b" style:font-weight-asian="normal" style:font-weight-complex="normal"/>
    </style:style>
    <style:style style:name="T227" style:family="text">
      <style:text-properties fo:font-weight="normal" officeooo:rsid="12221b84" style:font-weight-asian="normal" style:font-weight-complex="normal"/>
    </style:style>
    <style:style style:name="T228" style:family="text">
      <style:text-properties fo:font-weight="normal" officeooo:rsid="11010a48" style:font-weight-asian="normal" style:font-weight-complex="normal"/>
    </style:style>
    <style:style style:name="T229" style:family="text">
      <style:text-properties fo:font-weight="normal" officeooo:rsid="10cb4b01" style:font-weight-asian="normal" style:font-weight-complex="normal"/>
    </style:style>
    <style:style style:name="T230" style:family="text">
      <style:text-properties fo:font-weight="normal" officeooo:rsid="10d0d04c" style:font-weight-asian="normal" style:font-weight-complex="normal"/>
    </style:style>
    <style:style style:name="T231" style:family="text">
      <style:text-properties fo:font-weight="normal" officeooo:rsid="0b6a5b4c" style:font-weight-asian="normal" style:font-weight-complex="normal"/>
    </style:style>
    <style:style style:name="T232" style:family="text">
      <style:text-properties fo:font-weight="normal" officeooo:rsid="0f47d742" style:font-weight-asian="normal" style:font-weight-complex="normal"/>
    </style:style>
    <style:style style:name="T233" style:family="text">
      <style:text-properties fo:font-weight="normal" officeooo:rsid="0b7c9f43" style:font-weight-asian="normal" style:font-weight-complex="normal"/>
    </style:style>
    <style:style style:name="T234" style:family="text">
      <style:text-properties fo:font-weight="normal" officeooo:rsid="0ab0d59d" style:font-weight-asian="normal" style:font-weight-complex="normal"/>
    </style:style>
    <style:style style:name="T235" style:family="text">
      <style:text-properties fo:font-weight="normal" officeooo:rsid="0f8db59d" style:font-weight-asian="normal" style:font-weight-complex="normal"/>
    </style:style>
    <style:style style:name="T236" style:family="text">
      <style:text-properties fo:font-weight="normal" officeooo:rsid="0fef04b4" style:font-weight-asian="normal" style:font-weight-complex="normal"/>
    </style:style>
    <style:style style:name="T237" style:family="text">
      <style:text-properties fo:font-weight="normal" officeooo:rsid="085bc3a8" style:font-weight-asian="normal" style:font-weight-complex="normal"/>
    </style:style>
    <style:style style:name="T238" style:family="text">
      <style:text-properties fo:font-weight="normal" officeooo:rsid="0782aa9e" style:font-weight-asian="normal" style:font-weight-complex="normal"/>
    </style:style>
    <style:style style:name="T239" style:family="text">
      <style:text-properties fo:font-weight="normal" officeooo:rsid="08238c6e" style:font-weight-asian="normal" style:font-weight-complex="normal"/>
    </style:style>
    <style:style style:name="T240" style:family="text">
      <style:text-properties fo:font-weight="normal" officeooo:rsid="085da823" style:font-weight-asian="normal" style:font-weight-complex="normal"/>
    </style:style>
    <style:style style:name="T241" style:family="text">
      <style:text-properties fo:font-weight="normal" officeooo:rsid="10a680ef" style:font-weight-asian="normal" style:font-weight-complex="normal"/>
    </style:style>
    <style:style style:name="T242" style:family="text">
      <style:text-properties fo:font-weight="normal" officeooo:rsid="0ce7dee6" style:font-weight-asian="normal" style:font-weight-complex="normal"/>
    </style:style>
    <style:style style:name="T243" style:family="text">
      <style:text-properties fo:font-weight="normal" officeooo:rsid="11b33239" style:font-weight-asian="normal" style:font-weight-complex="normal"/>
    </style:style>
    <style:style style:name="T244" style:family="text">
      <style:text-properties fo:font-weight="normal" officeooo:rsid="10a174e4" style:font-weight-asian="normal" style:font-weight-complex="normal"/>
    </style:style>
    <style:style style:name="T245" style:family="text">
      <style:text-properties fo:font-weight="normal" officeooo:rsid="10ae7790" style:font-weight-asian="normal" style:font-weight-complex="normal"/>
    </style:style>
    <style:style style:name="T246" style:family="text">
      <style:text-properties fo:font-weight="normal" officeooo:rsid="10ab4ae2" style:font-weight-asian="normal" style:font-weight-complex="normal"/>
    </style:style>
    <style:style style:name="T247" style:family="text">
      <style:text-properties fo:font-weight="normal" officeooo:rsid="12968dc0" style:font-weight-asian="normal" style:font-weight-complex="normal"/>
    </style:style>
    <style:style style:name="T248" style:family="text">
      <style:text-properties fo:font-weight="normal" officeooo:rsid="12c1b8a2" style:font-weight-asian="normal" style:font-weight-complex="normal"/>
    </style:style>
    <style:style style:name="T249" style:family="text">
      <style:text-properties fo:font-weight="normal" officeooo:rsid="12c38d37" style:font-weight-asian="normal" style:font-weight-complex="normal"/>
    </style:style>
    <style:style style:name="T250" style:family="text">
      <style:text-properties fo:font-weight="normal" officeooo:rsid="12c6b24a" style:font-weight-asian="normal" style:font-weight-complex="normal"/>
    </style:style>
    <style:style style:name="T251" style:family="text">
      <style:text-properties fo:font-weight="normal" officeooo:rsid="12c80187" style:font-weight-asian="normal" style:font-weight-complex="normal"/>
    </style:style>
    <style:style style:name="T252" style:family="text">
      <style:text-properties fo:font-weight="normal" officeooo:rsid="12c9db88" style:font-weight-asian="normal" style:font-weight-complex="normal"/>
    </style:style>
    <style:style style:name="T253" style:family="text">
      <style:text-properties fo:font-weight="normal" officeooo:rsid="12cac4e6" style:font-weight-asian="normal" style:font-weight-complex="normal"/>
    </style:style>
    <style:style style:name="T254" style:family="text">
      <style:text-properties fo:font-weight="normal" officeooo:rsid="12f7d7fe" style:font-weight-asian="normal" style:font-weight-complex="normal"/>
    </style:style>
    <style:style style:name="T255" style:family="text">
      <style:text-properties fo:font-weight="normal" officeooo:rsid="12fffffa" style:font-weight-asian="normal" style:font-weight-complex="normal"/>
    </style:style>
    <style:style style:name="T256" style:family="text">
      <style:text-properties fo:font-weight="normal" officeooo:rsid="1300d068" style:font-weight-asian="normal" style:font-weight-complex="normal"/>
    </style:style>
    <style:style style:name="T257" style:family="text">
      <style:text-properties fo:font-weight="normal" officeooo:rsid="1315a706" style:font-weight-asian="normal" style:font-weight-complex="normal"/>
    </style:style>
    <style:style style:name="T258" style:family="text">
      <style:text-properties fo:font-weight="normal" officeooo:rsid="1316a7c8" style:font-weight-asian="normal" style:font-weight-complex="normal"/>
    </style:style>
    <style:style style:name="T259" style:family="text">
      <style:text-properties fo:font-weight="normal" officeooo:rsid="1323867e" style:font-weight-asian="normal" style:font-weight-complex="normal"/>
    </style:style>
    <style:style style:name="T260" style:family="text">
      <style:text-properties fo:font-weight="normal" officeooo:rsid="13244462" style:font-weight-asian="normal" style:font-weight-complex="normal"/>
    </style:style>
    <style:style style:name="T261" style:family="text">
      <style:text-properties fo:font-weight="normal" officeooo:rsid="132543af" style:font-weight-asian="normal" style:font-weight-complex="normal"/>
    </style:style>
    <style:style style:name="T262" style:family="text">
      <style:text-properties fo:font-weight="normal" officeooo:rsid="13583f2b" style:font-weight-asian="normal" style:font-weight-complex="normal"/>
    </style:style>
    <style:style style:name="T263" style:family="text">
      <style:text-properties fo:font-weight="normal" officeooo:rsid="0f8e712c" style:font-weight-asian="normal" style:font-weight-complex="normal"/>
    </style:style>
    <style:style style:name="T264" style:family="text">
      <style:text-properties fo:font-weight="normal" officeooo:rsid="1358a889" style:font-weight-asian="normal" style:font-weight-complex="normal"/>
    </style:style>
    <style:style style:name="T265" style:family="text">
      <style:text-properties fo:font-weight="normal" officeooo:rsid="11cdb626" style:font-weight-asian="normal" style:font-weight-complex="normal"/>
    </style:style>
    <style:style style:name="T266" style:family="text">
      <style:text-properties fo:font-style="normal" style:font-style-asian="normal" style:font-style-complex="normal"/>
    </style:style>
    <style:style style:name="T267" style:family="text">
      <style:text-properties fo:font-style="normal" officeooo:rsid="027a31ad" style:font-style-asian="normal" style:font-style-complex="normal"/>
    </style:style>
    <style:style style:name="T268" style:family="text">
      <style:text-properties fo:font-style="normal" officeooo:rsid="027b4658" style:font-style-asian="normal" style:font-style-complex="normal"/>
    </style:style>
    <style:style style:name="T269" style:family="text">
      <style:text-properties fo:font-style="normal" officeooo:rsid="0291b3ef" style:font-style-asian="normal" style:font-style-complex="normal"/>
    </style:style>
    <style:style style:name="T270" style:family="text">
      <style:text-properties fo:font-style="normal" officeooo:rsid="06a0b570" style:font-style-asian="normal" style:font-style-complex="normal"/>
    </style:style>
    <style:style style:name="T271" style:family="text">
      <style:text-properties fo:font-style="normal" officeooo:rsid="06a0cdc4" style:font-style-asian="normal" style:font-style-complex="normal"/>
    </style:style>
    <style:style style:name="T272" style:family="text">
      <style:text-properties fo:font-style="normal" officeooo:rsid="06a10196" style:font-style-asian="normal" style:font-style-complex="normal"/>
    </style:style>
    <style:style style:name="T273" style:family="text">
      <style:text-properties fo:font-style="normal" officeooo:rsid="0dd83591" style:font-style-asian="normal" style:font-style-complex="normal"/>
    </style:style>
    <style:style style:name="T274" style:family="text">
      <style:text-properties fo:font-style="normal" officeooo:rsid="0760cff9" style:font-style-asian="normal" style:font-style-complex="normal"/>
    </style:style>
    <style:style style:name="T275" style:family="text">
      <style:text-properties fo:font-style="normal" officeooo:rsid="1160d1ea" style:font-style-asian="normal" style:font-style-complex="normal"/>
    </style:style>
    <style:style style:name="T276" style:family="text">
      <style:text-properties fo:font-style="normal" officeooo:rsid="11614087" style:font-style-asian="normal" style:font-style-complex="normal"/>
    </style:style>
    <style:style style:name="T277" style:family="text">
      <style:text-properties fo:font-style="normal" officeooo:rsid="0c85667e" style:font-style-asian="normal" style:font-style-complex="normal"/>
    </style:style>
    <style:style style:name="T278" style:family="text">
      <style:text-properties fo:font-style="normal" officeooo:rsid="12ab7841" style:font-style-asian="normal" style:font-style-complex="normal"/>
    </style:style>
    <style:style style:name="T2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1318c467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1335e672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13360ec9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66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78" style:family="text">
      <style:text-properties fo:font-size="9pt" fo:font-weight="normal" style:font-size-asian="9pt" style:font-weight-asian="normal" style:font-size-complex="9pt" style:font-weight-complex="normal"/>
    </style:style>
    <style:style style:name="T379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80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81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82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83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84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385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386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387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388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389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390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391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392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393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394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395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396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21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22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12960551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0d8966bd" style:font-size-asian="9pt" style:font-weight-asian="normal" style:font-size-complex="9pt" style:font-weight-complex="normal"/>
    </style:style>
    <style:style style:name="T427" style:family="text">
      <style:text-properties fo:font-size="9pt" fo:font-weight="normal" officeooo:rsid="131a9194" style:font-size-asian="9pt" style:font-weight-asian="normal" style:font-size-complex="9pt" style:font-weight-complex="normal"/>
    </style:style>
    <style:style style:name="T428" style:family="text">
      <style:text-properties fo:font-size="9pt" fo:font-weight="normal" officeooo:rsid="131b9ec1" style:font-size-asian="9pt" style:font-weight-asian="normal" style:font-size-complex="9pt" style:font-weight-complex="normal"/>
    </style:style>
    <style:style style:name="T429" style:family="text">
      <style:text-properties fo:font-size="9pt" style:font-size-asian="9pt" style:font-size-complex="9pt"/>
    </style:style>
    <style:style style:name="T430" style:family="text">
      <style:text-properties fo:font-size="9pt" officeooo:rsid="0954d4dc" style:font-size-asian="9pt" style:font-size-complex="9pt"/>
    </style:style>
    <style:style style:name="T43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129ce989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2a00e23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12baf1c6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2d97211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12df20b9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12e07860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12e2058f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12faed2d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fo:font-weight="normal" officeooo:rsid="1327a9dd" style:font-size-asian="9pt" style:font-style-asian="normal" style:font-weight-asian="normal" style:font-size-complex="9pt" style:font-style-complex="normal" style:font-weight-complex="normal"/>
    </style:style>
    <style:style style:name="T540" style:family="text">
      <style:text-properties fo:font-size="9pt" fo:font-style="normal" style:font-size-asian="9pt" style:font-style-asian="normal" style:font-size-complex="9pt" style:font-style-complex="normal"/>
    </style:style>
    <style:style style:name="T541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42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43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44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45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46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47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48" style:family="text">
      <style:text-properties fo:font-size="9pt" fo:font-style="normal" officeooo:rsid="105863f3" style:font-size-asian="9pt" style:font-style-asian="normal" style:font-size-complex="9pt" style:font-style-complex="normal"/>
    </style:style>
    <style:style style:name="T549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50" style:family="text">
      <style:text-properties fo:font-size="9pt" fo:font-style="normal" officeooo:rsid="12a4d575" style:font-size-asian="9pt" style:font-style-asian="normal" style:font-size-complex="9pt" style:font-style-complex="normal"/>
    </style:style>
    <style:style style:name="T551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552" style:family="text">
      <style:text-properties fo:font-size="9pt" fo:font-style="normal" officeooo:rsid="10e4be34" style:font-size-asian="9pt" style:font-style-asian="normal" style:font-size-complex="9pt" style:font-style-complex="normal"/>
    </style:style>
    <style:style style:name="T553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style:text-underline-style="solid" style:text-underline-width="auto" style:text-underline-color="font-color" fo:font-weight="normal" officeooo:rsid="12f90b4b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none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none" fo:font-weight="normal" officeooo:rsid="12a7f26d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12ad5038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12af6ba6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12b1e69c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fo:font-weight="normal" officeooo:rsid="12bf42e5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style:text-underline-style="none" fo:font-weight="normal" officeooo:rsid="12c3ae3d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style:text-underline-style="none" fo:font-weight="normal" officeooo:rsid="12e58b1e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style:text-underline-style="none" fo:font-weight="normal" officeooo:rsid="1326e396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style:text-underline-style="none" fo:font-weight="normal" officeooo:rsid="1327d95e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style:text-underline-style="none" fo:font-weight="normal" officeooo:rsid="132dd3c2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none" fo:font-weight="normal" officeooo:rsid="1330f911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style:text-underline-style="none" fo:font-weight="normal" officeooo:rsid="1331b7d6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592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593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594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595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596" style:family="text">
      <style:text-properties fo:font-size="9pt" fo:font-style="normal" style:text-underline-style="none" officeooo:rsid="12a4d575" style:font-size-asian="9pt" style:font-style-asian="normal" style:font-size-complex="9pt" style:font-style-complex="normal"/>
    </style:style>
    <style:style style:name="T597" style:family="text">
      <style:text-properties fo:font-size="9pt" fo:font-style="normal" style:text-underline-style="none" officeooo:rsid="12ab7841" style:font-size-asian="9pt" style:font-style-asian="normal" style:font-size-complex="9pt" style:font-style-complex="normal"/>
    </style:style>
    <style:style style:name="T598" style:family="text">
      <style:text-properties fo:font-size="9pt" fo:font-style="normal" style:text-underline-style="none" officeooo:rsid="1310433d" style:font-size-asian="9pt" style:font-style-asian="normal" style:font-size-complex="9pt" style:font-style-complex="normal"/>
    </style:style>
    <style:style style:name="T599" style:family="text">
      <style:text-properties fo:font-size="9pt" fo:font-style="normal" style:text-underline-style="none" officeooo:rsid="1311bae3" style:font-size-asian="9pt" style:font-style-asian="normal" style:font-size-complex="9pt" style:font-style-complex="normal"/>
    </style:style>
    <style:style style:name="T600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601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602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603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604" style:family="text">
      <style:text-properties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605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606" style:family="text">
      <style:text-properties fo:font-size="9pt" fo:font-style="normal" fo:font-weight="bold" officeooo:rsid="12884424" style:font-name-asian="DejaVu Sans" style:font-size-asian="9pt" style:font-style-asian="normal" style:font-weight-asian="bold" style:font-size-complex="9pt" style:font-style-complex="normal" style:font-weight-complex="bold"/>
    </style:style>
    <style:style style:name="T607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08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09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610" style:family="text">
      <style:text-properties fo:font-size="9pt" fo:font-style="italic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11" style:family="text">
      <style:text-properties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612" style:family="text">
      <style:text-properties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613" style:family="text">
      <style:text-properties fo:font-size="9pt" fo:font-style="italic" style:font-size-asian="9pt" style:font-style-asian="italic" style:font-size-complex="9pt" style:font-style-complex="italic"/>
    </style:style>
    <style:style style:name="T614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15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16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17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18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619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20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21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22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23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24" style:family="text">
      <style:text-properties officeooo:rsid="070693ee"/>
    </style:style>
    <style:style style:name="T6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26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627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28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29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30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31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32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33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634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635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636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637" style:family="text">
      <style:text-properties style:text-underline-style="solid" style:text-underline-width="auto" style:text-underline-color="font-color" fo:font-weight="normal" officeooo:rsid="12c80187" style:font-weight-asian="normal" style:font-weight-complex="normal"/>
    </style:style>
    <style:style style:name="T638" style:family="text">
      <style:text-properties style:text-underline-style="solid" style:text-underline-width="auto" style:text-underline-color="font-color" fo:font-weight="normal" officeooo:rsid="12c99d5f" style:font-weight-asian="normal" style:font-weight-complex="normal"/>
    </style:style>
    <style:style style:name="T639" style:family="text">
      <style:text-properties style:text-underline-style="solid" style:text-underline-width="auto" style:text-underline-color="font-color" fo:font-weight="normal" officeooo:rsid="1313d863" style:font-weight-asian="normal" style:font-weight-complex="normal"/>
    </style:style>
    <style:style style:name="T640" style:family="text">
      <style:text-properties style:text-underline-style="solid" style:text-underline-width="auto" style:text-underline-color="font-color" fo:font-weight="normal" officeooo:rsid="06d76c3a" style:font-weight-asian="normal" style:font-weight-complex="normal"/>
    </style:style>
    <style:style style:name="T641" style:family="text">
      <style:text-properties style:text-underline-style="none" fo:font-weight="normal" style:font-weight-asian="normal" style:font-weight-complex="normal"/>
    </style:style>
    <style:style style:name="T642" style:family="text">
      <style:text-properties style:text-underline-style="none" fo:font-weight="normal" officeooo:rsid="0b9e39c7" style:font-weight-asian="normal" style:font-weight-complex="normal"/>
    </style:style>
    <style:style style:name="T643" style:family="text">
      <style:text-properties style:text-underline-style="none" fo:font-weight="normal" officeooo:rsid="0ba0030d" style:font-weight-asian="normal" style:font-weight-complex="normal"/>
    </style:style>
    <style:style style:name="T644" style:family="text">
      <style:text-properties style:text-underline-style="none" fo:font-weight="normal" officeooo:rsid="0ba3f5ac" style:font-weight-asian="normal" style:font-weight-complex="normal"/>
    </style:style>
    <style:style style:name="T645" style:family="text">
      <style:text-properties style:text-underline-style="none" fo:font-weight="normal" officeooo:rsid="0ba816f6" style:font-weight-asian="normal" style:font-weight-complex="normal"/>
    </style:style>
    <style:style style:name="T646" style:family="text">
      <style:text-properties style:text-underline-style="none" fo:font-weight="normal" officeooo:rsid="0ba82d9a" style:font-weight-asian="normal" style:font-weight-complex="normal"/>
    </style:style>
    <style:style style:name="T647" style:family="text">
      <style:text-properties style:text-underline-style="none" fo:font-weight="normal" officeooo:rsid="0bceaf70" style:font-weight-asian="normal" style:font-weight-complex="normal"/>
    </style:style>
    <style:style style:name="T648" style:family="text">
      <style:text-properties style:text-underline-style="none" fo:font-weight="normal" officeooo:rsid="0c0ce766" style:font-weight-asian="normal" style:font-weight-complex="normal"/>
    </style:style>
    <style:style style:name="T649" style:family="text">
      <style:text-properties style:text-underline-style="none" fo:font-weight="normal" officeooo:rsid="0c5378d7" style:font-weight-asian="normal" style:font-weight-complex="normal"/>
    </style:style>
    <style:style style:name="T650" style:family="text">
      <style:text-properties style:text-underline-style="none" fo:font-weight="normal" officeooo:rsid="0ca983be" style:font-weight-asian="normal" style:font-weight-complex="normal"/>
    </style:style>
    <style:style style:name="T651" style:family="text">
      <style:text-properties style:text-underline-style="none" fo:font-weight="normal" officeooo:rsid="0cbe8fa9" style:font-weight-asian="normal" style:font-weight-complex="normal"/>
    </style:style>
    <style:style style:name="T652" style:family="text">
      <style:text-properties style:text-underline-style="none" fo:font-weight="normal" officeooo:rsid="0d46892e" style:font-weight-asian="normal" style:font-weight-complex="normal"/>
    </style:style>
    <style:style style:name="T653" style:family="text">
      <style:text-properties style:text-underline-style="none" fo:font-weight="normal" officeooo:rsid="0d475d5a" style:font-weight-asian="normal" style:font-weight-complex="normal"/>
    </style:style>
    <style:style style:name="T654" style:family="text">
      <style:text-properties style:text-underline-style="none" fo:font-weight="normal" officeooo:rsid="0d823870" style:font-weight-asian="normal" style:font-weight-complex="normal"/>
    </style:style>
    <style:style style:name="T655" style:family="text">
      <style:text-properties style:text-underline-style="none" fo:font-weight="normal" officeooo:rsid="0ddf2617" style:font-weight-asian="normal" style:font-weight-complex="normal"/>
    </style:style>
    <style:style style:name="T656" style:family="text">
      <style:text-properties style:text-underline-style="none" fo:font-weight="normal" officeooo:rsid="0cf33a94" style:font-weight-asian="normal" style:font-weight-complex="normal"/>
    </style:style>
    <style:style style:name="T657" style:family="text">
      <style:text-properties style:text-underline-style="none" fo:font-weight="normal" officeooo:rsid="0d61f811" style:font-weight-asian="normal" style:font-weight-complex="normal"/>
    </style:style>
    <style:style style:name="T658" style:family="text">
      <style:text-properties style:text-underline-style="none" fo:font-weight="normal" officeooo:rsid="0d60c13f" style:font-weight-asian="normal" style:font-weight-complex="normal"/>
    </style:style>
    <style:style style:name="T659" style:family="text">
      <style:text-properties style:text-underline-style="none" fo:font-weight="normal" officeooo:rsid="0cf58151" style:font-weight-asian="normal" style:font-weight-complex="normal"/>
    </style:style>
    <style:style style:name="T660" style:family="text">
      <style:text-properties style:text-underline-style="none" fo:font-weight="normal" officeooo:rsid="0d62285b" style:font-weight-asian="normal" style:font-weight-complex="normal"/>
    </style:style>
    <style:style style:name="T661" style:family="text">
      <style:text-properties style:text-underline-style="none" fo:font-weight="normal" officeooo:rsid="0e1a8c14" style:font-weight-asian="normal" style:font-weight-complex="normal"/>
    </style:style>
    <style:style style:name="T662" style:family="text">
      <style:text-properties style:text-underline-style="none" fo:font-weight="normal" officeooo:rsid="0e750401" style:font-weight-asian="normal" style:font-weight-complex="normal"/>
    </style:style>
    <style:style style:name="T663" style:family="text">
      <style:text-properties style:text-underline-style="none" fo:font-weight="normal" officeooo:rsid="0e764c66" style:font-weight-asian="normal" style:font-weight-complex="normal"/>
    </style:style>
    <style:style style:name="T664" style:family="text">
      <style:text-properties style:text-underline-style="none" fo:font-weight="normal" officeooo:rsid="0f0fc0da" style:font-weight-asian="normal" style:font-weight-complex="normal"/>
    </style:style>
    <style:style style:name="T665" style:family="text">
      <style:text-properties style:text-underline-style="none" fo:font-weight="normal" officeooo:rsid="0f276515" style:font-weight-asian="normal" style:font-weight-complex="normal"/>
    </style:style>
    <style:style style:name="T666" style:family="text">
      <style:text-properties style:text-underline-style="none" fo:font-weight="normal" officeooo:rsid="0f65c3be" style:font-weight-asian="normal" style:font-weight-complex="normal"/>
    </style:style>
    <style:style style:name="T667" style:family="text">
      <style:text-properties style:text-underline-style="none" fo:font-weight="normal" officeooo:rsid="0f6deb91" style:font-weight-asian="normal" style:font-weight-complex="normal"/>
    </style:style>
    <style:style style:name="T668" style:family="text">
      <style:text-properties style:text-underline-style="none" fo:font-weight="normal" officeooo:rsid="0f6df1f4" style:font-weight-asian="normal" style:font-weight-complex="normal"/>
    </style:style>
    <style:style style:name="T669" style:family="text">
      <style:text-properties style:text-underline-style="none" fo:font-weight="normal" officeooo:rsid="0f714808" style:font-weight-asian="normal" style:font-weight-complex="normal"/>
    </style:style>
    <style:style style:name="T670" style:family="text">
      <style:text-properties style:text-underline-style="none" fo:font-weight="normal" officeooo:rsid="0f72f59c" style:font-weight-asian="normal" style:font-weight-complex="normal"/>
    </style:style>
    <style:style style:name="T671" style:family="text">
      <style:text-properties style:text-underline-style="none" fo:font-weight="normal" officeooo:rsid="10468c2a" style:font-weight-asian="normal" style:font-weight-complex="normal"/>
    </style:style>
    <style:style style:name="T672" style:family="text">
      <style:text-properties style:text-underline-style="none" fo:font-weight="normal" officeooo:rsid="10f1996b" style:font-weight-asian="normal" style:font-weight-complex="normal"/>
    </style:style>
    <style:style style:name="T673" style:family="text">
      <style:text-properties style:text-underline-style="none" fo:font-weight="normal" officeooo:rsid="10fb000c" style:font-weight-asian="normal" style:font-weight-complex="normal"/>
    </style:style>
    <style:style style:name="T674" style:family="text">
      <style:text-properties style:text-underline-style="none" fo:font-weight="normal" officeooo:rsid="0c9d29fa" style:font-weight-asian="normal" style:font-weight-complex="normal"/>
    </style:style>
    <style:style style:name="T675" style:family="text">
      <style:text-properties style:text-underline-style="none" fo:font-weight="normal" officeooo:rsid="12c80187" style:font-weight-asian="normal" style:font-weight-complex="normal"/>
    </style:style>
    <style:style style:name="T676" style:family="text">
      <style:text-properties style:text-underline-style="none" fo:font-weight="normal" officeooo:rsid="12c99d5f" style:font-weight-asian="normal" style:font-weight-complex="normal"/>
    </style:style>
    <style:style style:name="T677" style:family="text">
      <style:text-properties style:text-underline-style="none" fo:font-weight="normal" officeooo:rsid="12cc5c26" style:font-weight-asian="normal" style:font-weight-complex="normal"/>
    </style:style>
    <style:style style:name="T678" style:family="text">
      <style:text-properties style:text-underline-style="none" fo:font-weight="normal" officeooo:rsid="12ce8490" style:font-weight-asian="normal" style:font-weight-complex="normal"/>
    </style:style>
    <style:style style:name="T679" style:family="text">
      <style:text-properties style:text-underline-style="none" fo:font-weight="normal" officeooo:rsid="12cfc4e8" style:font-weight-asian="normal" style:font-weight-complex="normal"/>
    </style:style>
    <style:style style:name="T680" style:family="text">
      <style:text-properties style:text-underline-style="none" fo:font-weight="normal" officeooo:rsid="12d3a9c1" style:font-weight-asian="normal" style:font-weight-complex="normal"/>
    </style:style>
    <style:style style:name="T681" style:family="text">
      <style:text-properties style:text-underline-style="none" fo:font-weight="normal" officeooo:rsid="12f0d935" style:font-weight-asian="normal" style:font-weight-complex="normal"/>
    </style:style>
    <style:style style:name="T682" style:family="text">
      <style:text-properties style:text-underline-style="none" fo:font-weight="normal" officeooo:rsid="12f23ace" style:font-weight-asian="normal" style:font-weight-complex="normal"/>
    </style:style>
    <style:style style:name="T683" style:family="text">
      <style:text-properties style:text-underline-style="none" fo:font-weight="normal" officeooo:rsid="12f271a0" style:font-weight-asian="normal" style:font-weight-complex="normal"/>
    </style:style>
    <style:style style:name="T684" style:family="text">
      <style:text-properties style:text-underline-style="none" fo:font-weight="normal" officeooo:rsid="12f3742d" style:font-weight-asian="normal" style:font-weight-complex="normal"/>
    </style:style>
    <style:style style:name="T685" style:family="text">
      <style:text-properties style:text-underline-style="none" fo:font-weight="normal" officeooo:rsid="12fc34c0" style:font-weight-asian="normal" style:font-weight-complex="normal"/>
    </style:style>
    <style:style style:name="T686" style:family="text">
      <style:text-properties style:text-underline-style="none" fo:font-weight="normal" officeooo:rsid="12fdbc13" style:font-weight-asian="normal" style:font-weight-complex="normal"/>
    </style:style>
    <style:style style:name="T687" style:family="text">
      <style:text-properties style:text-underline-style="none" fo:font-weight="normal" officeooo:rsid="12ff0a75" style:font-weight-asian="normal" style:font-weight-complex="normal"/>
    </style:style>
    <style:style style:name="T688" style:family="text">
      <style:text-properties style:text-underline-style="none" fo:font-weight="normal" officeooo:rsid="1321ab7b" style:font-weight-asian="normal" style:font-weight-complex="normal"/>
    </style:style>
    <style:style style:name="T689" style:family="text">
      <style:text-properties style:text-underline-style="none" officeooo:rsid="0eec44b2"/>
    </style:style>
    <style:style style:name="T690" style:family="text">
      <style:text-properties style:text-underline-style="none" officeooo:rsid="077070cb"/>
    </style:style>
    <style:style style:name="T691" style:family="text">
      <style:text-properties style:text-underline-style="none" fo:font-weight="bold" style:font-weight-asian="bold" style:font-weight-complex="bold"/>
    </style:style>
    <style:style style:name="T692" style:family="text">
      <style:text-properties officeooo:rsid="077070cb"/>
    </style:style>
    <style:style style:name="T693" style:family="text">
      <style:text-properties officeooo:rsid="0be9f343"/>
    </style:style>
    <style:style style:name="T694" style:family="text">
      <style:text-properties officeooo:rsid="0ca84e65"/>
    </style:style>
    <style:style style:name="T695" style:family="text">
      <style:text-properties officeooo:rsid="0dd83591"/>
    </style:style>
    <style:style style:name="T696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97" style:family="text">
      <style:text-properties officeooo:rsid="0eec44b2"/>
    </style:style>
    <style:style style:name="T698" style:family="text">
      <style:text-properties officeooo:rsid="0ff20b0d"/>
    </style:style>
    <style:style style:name="T699" style:family="text">
      <style:text-properties officeooo:rsid="1102b06b"/>
    </style:style>
    <style:style style:name="T700" style:family="text">
      <style:text-properties officeooo:rsid="0c4f07c7"/>
    </style:style>
    <style:style style:name="T701" style:family="text">
      <style:text-properties officeooo:rsid="02f842e5"/>
    </style:style>
    <style:style style:name="T702" style:family="text">
      <style:text-properties officeooo:rsid="0ecc27a1"/>
    </style:style>
    <style:style style:name="T703" style:family="text">
      <style:text-properties officeooo:rsid="117f8889"/>
    </style:style>
    <style:style style:name="T704" style:family="text">
      <style:text-properties officeooo:rsid="120d4529"/>
    </style:style>
    <style:style style:name="T705" style:family="text">
      <style:text-properties officeooo:rsid="12944148"/>
    </style:style>
    <style:style style:name="T706" style:family="text">
      <style:text-properties officeooo:rsid="12945f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0">Defined and refined</text:span><text:span text:style-name="T11"> ► </text:span><text:span text:style-name="T205">These rules define </text:span><text:span text:style-name="T206">some</text:span><text:span text:style-name="T205"> concepts; then name, </text:span><text:span text:style-name="T207">define, and use </text:span><text:span text:style-name="T208">different </text:span><text:span text:style-name="T209">types</text:span><text:span text:style-name="T205"> of the</text:span><text:span text:style-name="T210">m.</text:span><text:span text:style-name="T205"> </text:span><text:span text:style-name="T211">Types </text:span><text:span text:style-name="T212">with different names </text:span><text:span text:style-name="T213">are</text:span><text:span text:style-name="T212"> different:</text:span><text:span text:style-name="T214"> “</text:span><text:span text:style-name="T215">salty</text:span><text:span text:style-name="T214"> moves” </text:span><text:span text:style-name="T216">aren’t “story moves”</text:span><text:span text:style-name="T214">, </text:span><text:span text:style-name="T217">but they’re both “moves”</text:span><text:span text:style-name="T212">.</text:span><text:span text:style-name="T205"> </text:span><text:span text:style-name="T218">No need to memorize, but try not to confuse </text:span><text:span text:style-name="T212">similar names.</text:span></text:p>
      <text:p text:style-name="P44"/>
      <text:p text:style-name="P62"><text:span text:style-name="T12">[</text:span><text:span text:style-name="T13">Example text</text:span><text:span text:style-name="T14">; </text:span><text:span text:style-name="T15">just </text:span><text:span text:style-name="T16">visual reference</text:span><text:span text:style-name="T12">]</text:span><text:span text:style-name="T7"> ► </text:span><text:span text:style-name="T263">⌞</text:span><text:span text:style-name="T262">Boxed words</text:span><text:span text:style-name="T263">⌝</text:span><text:span text:style-name="T219"> </text:span><text:span text:style-name="T262">are defined </text:span><text:span text:style-name="T264">in the playbook</text:span><text:span text:style-name="T262"> by a</text:span><text:span text:style-name="T219"> </text:span><text:span text:style-name="T220">text </text:span><text:span text:style-name="T219">block with (nearly) th</text:span><text:span text:style-name="T258">at</text:span><text:span text:style-name="T219"> </text:span><text:span text:style-name="T221">heading</text:span><text:span text:style-name="T222">. </text:span><text:span text:style-name="T639">E</text:span><text:span text:style-name="T633">mphasis</text:span><text:span text:style-name="T223">. </text:span><text:span text:style-name="T224">Math </text:span><text:span text:style-name="T257">and quantities </text:span><text:span text:style-name="T225">in ⌊ ⌋</text:span><text:span text:style-name="T226">: g</text:span><text:span text:style-name="T227">et</text:span><text:span text:style-name="T226"> ⌊</text:span><text:span text:style-name="T228">5</text:span><text:span text:style-name="T229"> </text:span><text:bookmark text:name="gen-h1-1-00000001"/><text:span text:style-name="T229">× </text:span><text:span text:style-name="T230">(</text:span><text:span text:style-name="T229">bushes ÷ </text:span><text:span text:style-name="T230">bears)</text:span><text:span text:style-name="T226">⌋ berries.</text:span></text:p>
      <text:p text:style-name="P63"/>
      <text:p text:style-name="P42"><text:span text:style-name="T691">Moves</text:span><text:span text:style-name="T1"> ►</text:span><text:span text:style-name="T41"> </text:span><text:span text:style-name="T231">A move is </text:span><text:span text:style-name="T232">an</text:span><text:span text:style-name="T233"> action</text:span><text:span text:style-name="T234"> you </text:span><text:span text:style-name="T235">can </text:span><text:span text:style-name="T233">take </text:span><text:span text:style-name="T236">as </text:span><text:span text:style-name="T674">either a </text:span><text:span text:style-name="T634">player</text:span><text:span text:style-name="T674"> or a </text:span><text:span text:style-name="T634">character</text:span><text:span text:style-name="T366"> </text:span><text:span text:style-name="T367">while</text:span><text:span text:style-name="T366"> playing this game. </text:span><text:span text:style-name="T368">A move’s </text:span><text:span text:style-name="T369">text describes </text:span><text:span text:style-name="T370">how the move works.</text:span><text:span text:style-name="T369"> </text:span><text:span text:style-name="T371">Usually a move has an in-game effect; sometimes it has activation conditions or costs.</text:span></text:p>
      <text:p text:style-name="P67"/>
      <text:p text:style-name="P68"><text:span text:style-name="T372">Meta moves, like this one, </text:span><text:span text:style-name="T373">define </text:span><text:span text:style-name="T374">or explain </text:span><text:span text:style-name="T375">stuff</text:span><text:span text:style-name="T372">. </text:span><text:span text:style-name="T376">You </text:span><text:span text:style-name="T40">⌞</text:span><text:span text:style-name="T39">make a move</text:span><text:span text:style-name="T40">⌝</text:span><text:span text:style-name="T376"> </text:span><text:span text:style-name="T377">like this one </text:span><text:span text:style-name="T376">just by reading it.</text:span></text:p>
      <text:p text:style-name="P64"/>
      <text:p text:style-name="P69"><text:span text:style-name="T689">Aptitudes</text:span><text:span text:style-name="T697"> ►</text:span><text:span text:style-name="T45"> </text:span><text:span text:style-name="T104">An aptitude </text:span><text:span text:style-name="T141">is a score </text:span><text:span text:style-name="T81">represent</text:span><text:span text:style-name="T141">ing</text:span><text:span text:style-name="T81"> </text:span><text:span text:style-name="T138">a</text:span><text:span text:style-name="T140">f</text:span><text:span text:style-name="T138">finity</text:span><text:span text:style-name="T122"> or </text:span><text:span text:style-name="T82">proficiency </text:span><text:span text:style-name="T102">at some challenging </text:span><text:span text:style-name="T103">activity. ⌞</text:span><text:span text:style-name="T664">Moves⌝ </text:span><text:span text:style-name="T671">are verbs that </text:span><text:span text:style-name="T664">say what you </text:span><text:span text:style-name="T627">can do</text:span><text:span text:style-name="T664">; aptitudes </text:span><text:span text:style-name="T671">are nouns that </text:span><text:span text:style-name="T665">track </text:span><text:span text:style-name="T664">what you’re </text:span><text:span text:style-name="T627">good at</text:span><text:span text:style-name="T664">. </text:span><text:span text:style-name="T666">Don’t confuse them.</text:span></text:p>
      <text:p text:style-name="P65"/>
      <text:p text:style-name="P2"><text:span text:style-name="T690">Resources</text:span><text:span text:style-name="T692"> ►</text:span><text:span text:style-name="T43"> </text:span><text:span text:style-name="T63">A r</text:span><text:span text:style-name="T43">esource </text:span><text:span text:style-name="T63">is </text:span><text:span text:style-name="T43">some asset or </text:span><text:span text:style-name="T64">quality</text:span><text:span text:style-name="T43"> </text:span><text:span text:style-name="T156">you have</text:span><text:span text:style-name="T139"> </text:span><text:span text:style-name="T156">in this game</text:span><text:span text:style-name="T43">. </text:span><text:span text:style-name="T57">S</text:span><text:span text:style-name="T55">ome </text:span><text:span text:style-name="T79">resources </text:span><text:span text:style-name="T56">are just </text:span><text:span text:style-name="T58">notes </text:span><text:span text:style-name="T59">you keep</text:span><text:span text:style-name="T55">, </text:span><text:span text:style-name="T57">but </text:span><text:span text:style-name="T101">many </text:span><text:span text:style-name="T54">are tracked with points </text:span><text:span text:style-name="T157">that go up and down during play. </text:span><text:span text:style-name="T158">Some combine both.</text:span></text:p>
      <text:p text:style-name="P11"/>
      <text:p text:style-name="P71"><text:span text:style-name="T25">Make a move</text:span> ► <text:span text:style-name="T60">You “</text:span><text:span text:style-name="T61">make”</text:span><text:span text:style-name="T60"> a ⌞move⌝ </text:span><text:span text:style-name="T109">by </text:span><text:span text:style-name="T628">doing</text:span><text:span text:style-name="T629"> something described </text:span><text:span text:style-name="T630">in</text:span><text:span text:style-name="T629"> a move</text:span><text:span text:style-name="T642">. </text:span><text:span text:style-name="T650">You may be </text:span><text:span text:style-name="T631">required</text:span><text:span text:style-name="T650"> to make a move by its </text:span><text:span text:style-name="T667">description</text:span><text:span text:style-name="T650"> </text:span><text:span text:style-name="T654">or </text:span><text:span text:style-name="T668">by </text:span><text:span text:style-name="T654">some other move</text:span><text:span text:style-name="T650">. </text:span><text:span text:style-name="T643">If there’s no move that </text:span><text:span text:style-name="T672">kinda </text:span><text:span text:style-name="T643">describes what you’re doing, </text:span><text:span text:style-name="T644">or there is but you </text:span><text:span text:style-name="T661">don’t have</text:span><text:span text:style-name="T644"> it</text:span><text:span text:style-name="T643">, you can’t do that thing.</text:span></text:p>
      <text:p text:style-name="P86"/>
      <text:p text:style-name="P72"><text:span text:style-name="T645">I</text:span><text:span text:style-name="T644">f </text:span><text:span text:style-name="T673">a </text:span><text:span text:style-name="T644">move’s description says that some conditions </text:span><text:span text:style-name="T669">apply</text:span><text:span text:style-name="T644">, </text:span><text:span text:style-name="T645">but those conditions aren’t </text:span><text:span text:style-name="T670">met</text:span><text:span text:style-name="T645"> (and you can’t </text:span><text:span text:style-name="T670">meet them</text:span><text:span text:style-name="T645">)</text:span><text:span text:style-name="T644">, you can’t make the move. </text:span><text:span text:style-name="T646">Same if it says there’s a cost that you can’t or won’t </text:span><text:span text:style-name="T647">pay</text:span><text:span text:style-name="T646">.</text:span></text:p>
      <text:p text:style-name="P87"/>
      <text:p text:style-name="P73"><text:span text:style-name="T699">Move chains</text:span> ► <text:span text:style-name="T41">Sometimes a ⌞move⌝ </text:span><text:span text:style-name="T62">(parent)</text:span><text:span text:style-name="T41"> says that it applies when you’re making a different move </text:span><text:span text:style-name="T62">(child)</text:span><text:span text:style-name="T41"> </text:span><text:span text:style-name="T316">or that you should make another move (child) as a </text:span><text:span text:style-name="T318">part</text:span><text:span text:style-name="T316"> of </text:span><text:span text:style-name="T319">the parent</text:span><text:span text:style-name="T316">. Unless otherwise stated, you’re </text:span><text:span text:style-name="T320">making both moves: </text:span><text:span text:style-name="T316">first parent, then child. </text:span><text:span text:style-name="T322">Everything</text:span><text:span text:style-name="T316"> </text:span><text:span text:style-name="T321">related to the </text:span><text:span text:style-name="T316">child appl</text:span><text:span text:style-name="T323">ies</text:span><text:span text:style-name="T316"> </text:span><text:span text:style-name="T317">normally</text:span><text:span text:style-name="T316">, unless the parent move says </text:span><text:span text:style-name="T324">otherwis</text:span><text:span text:style-name="T360">e.</text:span></text:p>
      <text:h text:style-name="P102" text:outline-level="2"><text:span text:style-name="T614">Respect our limits</text:span><text:span text:style-name="T491"> ► This game </text:span><text:span text:style-name="T492">is </text:span><text:span text:style-name="T493">for everyone at the table</text:span><text:span text:style-name="T491">. If somebody </text:span><text:span text:style-name="T489">needs to </text:span><text:span text:style-name="T609">⌞</text:span><text:span text:style-name="T608">state a limit</text:span><text:span text:style-name="T618">⌝</text:span><text:span text:style-name="T491">, immediately cut away or fade to black from whatever is upsetting them. Talk as a table about how to continue the story while </text:span><text:span text:style-name="T494">embracing</text:span><text:span text:style-name="T491"> the limit.</text:span></text:h>
      <text:h text:style-name="P104" text:outline-level="2"/>
      <text:list xml:id="list3522932222" text:style-name="L1">
        <text:list-header>
          <text:h text:style-name="P111" text:outline-level="2"><text:span text:style-name="T25">State a limit</text:span><text:span text:style-name="T266"> ► </text:span><text:span text:style-name="T279">This is a game to have fun. If some theme, activity, or imagery of the story is ruining your fun, speak up. </text:span><text:span text:style-name="T280">You don’t have to explain why, you only have to </text:span><text:span text:style-name="T281">indicate </text:span><text:span text:style-name="T280">what.</text:span></text:h>
          <text:h text:style-name="P105" text:outline-level="2"/>
        </text:list-header>
      </text:list>
      <text:h text:style-name="P112" text:outline-level="2"><text:span text:style-name="T25">Think </text:span><text:span text:style-name="T26">for the camera</text:span><text:span text:style-name="T266"> ► </text:span><text:span text:style-name="T279">This game works better when </text:span><text:span text:style-name="T313">we</text:span><text:span text:style-name="T279"> think like </text:span><text:span text:style-name="T315">we’re</text:span><text:span text:style-name="T308"> </text:span><text:span text:style-name="T279">directing a </text:span><text:span text:style-name="T348">TV</text:span><text:span text:style-name="T289"> series more</text:span><text:span text:style-name="T279"> than writing a novel. Focus on what </text:span><text:span text:style-name="T313">we</text:span><text:span text:style-name="T308"> </text:span><text:span text:style-name="T279">can perceive with </text:span><text:span text:style-name="T309">ou</text:span><text:span text:style-name="T310">r</text:span><text:span text:style-name="T309"> </text:span><text:span text:style-name="T279">senses </text:span><text:span text:style-name="T287">here in the moment.</text:span></text:h>
      <text:h text:style-name="P106" text:outline-level="2"/>
      <text:h text:style-name="P113" text:outline-level="2"><text:span text:style-name="T33">Invent fiction</text:span><text:span text:style-name="T279"> ► </text:span><text:span text:style-name="T290">This game shines when you s</text:span><text:span text:style-name="T279">peak up </text:span><text:span text:style-name="T290">to </text:span><text:span text:style-name="T298">refine, </text:span><text:span text:style-name="T305">improve,</text:span><text:span text:style-name="T297"> or </text:span><text:span text:style-name="T304">augment</text:span><text:span text:style-name="T297"> </text:span><text:span text:style-name="T299">the </text:span><text:span text:style-name="T302">scenario</text:span><text:span text:style-name="T279">. </text:span><text:span text:style-name="T300">It needs to make sense, and t</text:span><text:span text:style-name="T296">he </text:span><text:span text:style-name="T306">GM</text:span><text:span text:style-name="T296"> has final veto, but the </text:span><text:span text:style-name="T301">only firm rule</text:span><text:span text:style-name="T296"> is: </text:span><text:span text:style-name="T282">don’t contradict anything already established. </text:span><text:span text:style-name="T267">Use this to set up </text:span><text:span text:style-name="T272">a</text:span><text:span text:style-name="T267"> move </text:span><text:span text:style-name="T365">or</text:span><text:span text:style-name="T267"> </text:span><text:span text:style-name="T268">just </text:span><text:span text:style-name="T271">to </text:span><text:span text:style-name="T267">make </text:span><text:span text:style-name="T270">shit</text:span><text:span text:style-name="T267"> cooler.</text:span></text:h>
      <text:h text:style-name="P107" text:outline-level="2"/>
      <text:h text:style-name="P116" text:outline-level="2"><text:span text:style-name="T283">Ex.</text:span><text:span text:style-name="T42"> </text:span><text:span text:style-name="T328">T</text:span><text:span text:style-name="T329">he</text:span><text:span text:style-name="T330">y’re </text:span><text:span text:style-name="T329">wearing </text:span><text:span text:style-name="T331">my</text:span><text:span text:style-name="T329"> favorite </text:span><text:span text:style-name="T332">designer. </text:span><text:span text:style-name="T333">My</text:span><text:span text:style-name="T334"> </text:span><text:span text:style-name="T335">fur</text:span><text:span text:style-name="T334"> is </text:span><text:span text:style-name="T336">saturated violet</text:span><text:span text:style-name="T337">. </text:span><text:span text:style-name="T338">Lucky </text:span><text:span text:style-name="T339">I’ve always got my boot knife.</text:span><text:span text:style-name="T332"> </text:span><text:span text:style-name="T283">Maybe the </text:span><text:span text:style-name="T340">roof</text:span><text:span text:style-name="T283"> collapsed in one corner. </text:span><text:span text:style-name="T328">It’s a huge gun, </text:span><text:span text:style-name="T341">just</text:span><text:span text:style-name="T328"> a fucking giant revolver with shells like Vienna sausages</text:span><text:span text:style-name="T342">.</text:span><text:span text:style-name="T328"> </text:span><text:span text:style-name="T343">Surely there’s </text:span><text:span text:style-name="T344">a forklift in this warehouse.</text:span></text:h>
      <text:h text:style-name="P108" text:outline-level="2"/>
      <text:h text:style-name="P114" text:outline-level="2"><text:span text:style-name="T27">B</text:span><text:span text:style-name="T25">e curious, not cautious</text:span><text:span text:style-name="T266"> ►</text:span><text:span text:style-name="T279"> </text:span><text:span text:style-name="T292">This</text:span><text:span text:style-name="T279"> game is more fun when </text:span><text:span text:style-name="T314">we</text:span><text:span text:style-name="T279"> play to find out what happens </text:span><text:span text:style-name="T284">than when </text:span><text:span text:style-name="T314">we</text:span><text:span text:style-name="T311"> </text:span><text:span text:style-name="T284">play to keep our character</text:span><text:span text:style-name="T325">s</text:span><text:span text:style-name="T284"> </text:span><text:span text:style-name="T312">content</text:span><text:span text:style-name="T284">. </text:span><text:span text:style-name="T285">Stories about people who never </text:span><text:span text:style-name="T294">take risks, never </text:span><text:span text:style-name="T285">get hurt, who never fail </text:span><text:span text:style-name="T286">leave </text:span><text:span text:style-name="T285">fewer memories than stories about </text:span><text:span text:style-name="T286">a hot fucking mess</text:span><text:span text:style-name="T288">.</text:span></text:h>
      <text:h text:style-name="P109" text:outline-level="2"/>
      <text:h text:style-name="P115" text:outline-level="2"><text:span text:style-name="T28">D</text:span><text:span text:style-name="T29">on’t sweat the meta</text:span><text:span text:style-name="T269"> ► </text:span><text:span text:style-name="T291">In this game, i</text:span><text:span text:style-name="T293">t’s okay for you to know things </text:span><text:span text:style-name="T295">that</text:span><text:span text:style-name="T293"> you don’t know, and to act on that knowledge when it would make </text:span><text:span text:style-name="T303">shit</text:span><text:span text:style-name="T293"> cooler. </text:span><text:span text:style-name="T307">Likewise, don’t </text:span><text:span text:style-name="T346">keep</text:span><text:span text:style-name="T345"> secrets </text:span><text:span text:style-name="T347">out-of-character</text:span><text:span text:style-name="T307">. Be </text:span><text:span text:style-name="T345">open </text:span><text:span text:style-name="T307">so that </text:span><text:span text:style-name="T358">folks </text:span><text:span text:style-name="T359">can </text:span><text:span text:style-name="T358">appreciate</text:span><text:span text:style-name="T307"> </text:span><text:span text:style-name="T357">the badass </text:span><text:span text:style-name="T362">shit you’re hiding in-character.</text:span></text:h>
      <text:h text:style-name="P110" text:outline-level="2"/>
      <text:h text:style-name="P103" text:outline-level="2"><text:span text:style-name="T615">Dispute</text:span><text:span text:style-name="T613"> fiction</text:span><text:span text:style-name="T540"> </text:span><text:span text:style-name="T431">► Sometimes the </text:span><text:span text:style-name="T437">GM</text:span><text:span text:style-name="T431"> will say something they think is cool, </text:span><text:span text:style-name="T509">but </text:span><text:span text:style-name="T510">that would make you turn off a show you were watching</text:span><text:span text:style-name="T431">. </text:span><text:span text:style-name="T433">You’</text:span><text:span text:style-name="T434">re</text:span><text:span text:style-name="T433"> </text:span><text:span text:style-name="T435">trying</text:span><text:span text:style-name="T433"> to </text:span><text:span text:style-name="T607">⌞be curious, not cautious⌝</text:span><text:span text:style-name="T433"> but whatever the </text:span><text:span text:style-name="T437">GM</text:span><text:span text:style-name="T433"> said just seems to </text:span><text:span text:style-name="T511">ruin </text:span><text:span text:style-name="T433">the whole damn </text:span><text:span text:style-name="T527">thing</text:span><text:span text:style-name="T433"> for you. Speak up and negotiate </text:span><text:span text:style-name="T436">an</text:span><text:span text:style-name="T433"> alternative. </text:span><text:span text:style-name="T512">This is your story too.</text:span></text:h>
      <text:p text:style-name="P70"><text:span text:style-name="T429">Labeled </text:span><text:span text:style-name="T430">items</text:span><text:span text:style-name="T429"> ►</text:span><text:span text:style-name="T378"> </text:span><text:span text:style-name="T416">Items that are grouped together in a section </text:span><text:span text:style-name="T418">might</text:span><text:span text:style-name="T416"> be referred to from inside a </text:span><text:span text:style-name="T392">⌞move⌝ </text:span><text:span text:style-name="T417">by just the section name</text:span><text:span text:style-name="T416">. This means any or all the items </text:span><text:span text:style-name="T419">from</text:span><text:span text:style-name="T416"> that section </text:span><text:span text:style-name="T420">and its subsections.</text:span></text:p>
      <text:p text:style-name="P45"/>
      <text:p text:style-name="P74">Bought and free items ► <text:span text:style-name="T41">Some items have a ○ or △; you buy these to select or improve your moves, aptitudes, and resources.</text:span></text:p>
      <text:p text:style-name="P46"/>
      <text:p text:style-name="P74"><text:span text:style-name="T414">Once bought, they mean the same. </text:span><text:span text:style-name="T415">T</text:span><text:span text:style-name="T410">he difference is that you buy </text:span><text:span text:style-name="T381">○ </text:span><text:span text:style-name="T410">at </text:span><text:span text:style-name="T622">creation</text:span><text:span text:style-name="T410"> or with </text:span><text:span text:style-name="T622">XP</text:span><text:span text:style-name="T410">; </text:span><text:span text:style-name="T411">b</text:span><text:span text:style-name="T501">ut you </text:span><text:span text:style-name="T570">cannot buy </text:span><text:span text:style-name="T571">△</text:span><text:span text:style-name="T570"> directly</text:span><text:span text:style-name="T501">, </text:span><text:span text:style-name="T502">only when a ⌞move⌝ or the GM says so.</text:span></text:p>
      <text:p text:style-name="P47"/>
      <text:p text:style-name="P75"><text:span text:style-name="T398">When you buy a </text:span><text:span text:style-name="T381">○ </text:span><text:span text:style-name="T412">or get a </text:span><text:span text:style-name="T432">△</text:span><text:span text:style-name="T381">, </text:span><text:span text:style-name="T398">fill it </text:span><text:span text:style-name="T399">in </text:span><text:span text:style-name="T409">solid</text:span><text:span text:style-name="T382">. </text:span><text:span text:style-name="T413">This is </text:span><text:span text:style-name="T621">typically</text:span><text:span text:style-name="T413"> permanent. </text:span><text:span text:style-name="T387">Items with </text:span><text:span text:style-name="T381">● </text:span><text:span text:style-name="T387">are </text:span><text:span text:style-name="T388">“</text:span><text:span text:style-name="T409">pre-bought”.</text:span></text:p>
      <text:p text:style-name="P76"/>
      <text:p text:style-name="P77"><text:span text:style-name="T390">I</text:span><text:span text:style-name="T385">tems</text:span><text:span text:style-name="T382"> </text:span><text:span text:style-name="T391">with neither</text:span><text:span text:style-name="T382"> </text:span><text:span text:style-name="T432">△, </text:span><text:span text:style-name="T381">○, </text:span><text:span text:style-name="T393">nor</text:span><text:span text:style-name="T389"> </text:span><text:span text:style-name="T381">● </text:span><text:span text:style-name="T382">are </text:span><text:span text:style-name="T386">automatically </text:span><text:span text:style-name="T395">in play</text:span><text:span text:style-name="T382"> if your playbook contains them.</text:span></text:p>
      <text:p text:style-name="P48"/>
      <text:p text:style-name="P90"><text:span text:style-name="T21">Aptitude Rating </text:span><text:span text:style-name="T22">►</text:span><text:span text:style-name="T21"> </text:span><text:span text:style-name="T45">When you get an ⌞aptitude⌝, it starts at +0. Each </text:span><text:span text:style-name="T640">additional</text:span><text:span text:style-name="T45"> ○ you buy gives you another +1 to your modifier. If you </text:span><text:span text:style-name="T265">don’t have</text:span><text:span text:style-name="T45"> an aptitude, but need to </text:span><text:span text:style-name="T611">⌞</text:span><text:span text:style-name="T612">roll</text:span><text:span text:style-name="T611">⌝</text:span><text:span text:style-name="T45"> it anyway, roll with </text:span><text:bookmark text:name="gen-h1-1-000000014"/><text:span text:style-name="T21">⌊</text:span><text:span text:style-name="T1">−</text:span><text:span text:style-name="T21">1⌋</text:span><text:span text:style-name="T45">.</text:span></text:p>
      <text:p text:style-name="P49"/>
      <text:p text:style-name="P55"><text:span text:style-name="T142">Some aptitudes have more </text:span><text:span text:style-name="T143">or </text:span><text:span text:style-name="T144">less</text:span><text:span text:style-name="T143"> </text:span><text:span text:style-name="T145">○ </text:span><text:span text:style-name="T146">available</text:span><text:span text:style-name="T145">. </text:span><text:span text:style-name="T147">Buying </text:span><text:span text:style-name="T143">more than </text:span><text:span text:style-name="T148">4</text:span><text:span text:style-name="T142"> </text:span><text:span text:style-name="T145">○ </text:span><text:span text:style-name="T142">let</text:span><text:span text:style-name="T149">s</text:span><text:span text:style-name="T142"> you soak up penalties to rolls, </text:span><text:span text:style-name="T150">but</text:span><text:span text:style-name="T142"> </text:span><text:span text:style-name="T151">doesn’t </text:span><text:span text:style-name="T142">let you exceed the maximum </text:span><text:span text:style-name="T152">total </text:span><text:span text:style-name="T142">modifier </text:span><text:span text:style-name="T249">of +3 on </text:span><text:span text:style-name="T248">a roll.</text:span></text:p>
      <text:p text:style-name="P49"/>
      <text:p text:style-name="P56"><text:span text:style-name="T693">Gated moves (0) </text:span>►<text:span text:style-name="T41"> </text:span><text:span text:style-name="T65">Some moves have a number in parenthesis after the name. </text:span><text:span text:style-name="T66">In order to buy such a move, y</text:span><text:span text:style-name="T65">ou must already have </text:span><text:span text:style-name="T69">at least </text:span><text:span text:style-name="T67">that </text:span><text:span text:style-name="T68">number of </text:span><text:span text:style-name="T65">moves from the same </text:span><text:span text:style-name="T107">sub</text:span><text:span text:style-name="T65">section of your playbook.</text:span></text:p>
      <text:p text:style-name="P50"/>
      <text:p text:style-name="P57"><text:span text:style-name="T273">🗣</text:span><text:span text:style-name="T30">Consult the GM</text:span><text:span text:style-name="T695"> ►</text:span><text:span text:style-name="T110"> Stuff with </text:span><text:span text:style-name="T126">a </text:span><text:span text:style-name="T273">🗣</text:span><text:span text:style-name="T326"> </text:span><text:span text:style-name="T327">icon</text:span><text:span text:style-name="T110"> </text:span><text:span text:style-name="T113">may not be appropriate </text:span><text:span text:style-name="T114">for </text:span><text:span text:style-name="T116">your </text:span><text:span text:style-name="T121">story </text:span><text:span text:style-name="T136">(</text:span><text:span text:style-name="T133">at this time</text:span><text:span text:style-name="T136">)</text:span><text:span text:style-name="T116">—</text:span><text:span text:style-name="T117">or it </text:span><text:span text:style-name="T113">may have </text:span><text:span text:style-name="T116">special </text:span><text:span text:style-name="T128">fictional </text:span><text:span text:style-name="T116">restrictions </text:span><text:span text:style-name="T118">or implications</text:span><text:span text:style-name="T112">.</text:span><text:span text:style-name="T111"> </text:span><text:span text:style-name="T113">Talk to the GM</text:span><text:span text:style-name="T115"> </text:span><text:span text:style-name="T134">about</text:span><text:span text:style-name="T120"> taking</text:span><text:span text:style-name="T119"> </text:span><text:span text:style-name="T135">a</text:span><text:span text:style-name="T137">ny</text:span><text:span text:style-name="T135"> </text:span><text:span text:style-name="T695">🗣</text:span><text:span text:style-name="T110"> </text:span><text:span text:style-name="T127">option</text:span><text:span text:style-name="T110">. </text:span><text:span text:style-name="T130">Please </text:span><text:span text:style-name="T132">be cool </text:span><text:span text:style-name="T129">if </text:span><text:span text:style-name="T135">it’s </text:span><text:span text:style-name="T131">un</text:span><text:span text:style-name="T129">available; </text:span><text:span text:style-name="T169">boundaries</text:span><text:span text:style-name="T168"> define </text:span><text:span text:style-name="T170">stories.</text:span></text:p>
      <text:p text:style-name="P51"/>
      <text:p text:style-name="P78"><text:span text:style-name="T544">(</text:span><text:span text:style-name="T543">Progress</text:span><text:span text:style-name="T544">)</text:span><text:span text:style-name="T543"> </text:span><text:span text:style-name="T545">B</text:span><text:span text:style-name="T543">ars</text:span><text:span text:style-name="T540"> </text:span><text:span text:style-name="T549">►</text:span><text:span text:style-name="T431"> </text:span><text:span text:style-name="T496">P</text:span><text:span text:style-name="T456">rogress bars</text:span><text:span text:style-name="T431"> are </text:span><text:span text:style-name="T438">a </text:span><text:span text:style-name="T497">GM-</text:span><text:span text:style-name="T498">managed </text:span><text:span text:style-name="T499">shared</text:span><text:span text:style-name="T497"> ⌞resource⌝</text:span><text:span text:style-name="T438"> </text:span><text:span text:style-name="T431">abstract</text:span><text:span text:style-name="T497">ly</text:span><text:span text:style-name="T431"> </text:span><text:span text:style-name="T497">representing</text:span><text:span text:style-name="T431"> </text:span><text:span text:style-name="T453">rising tension</text:span><text:span text:style-name="T443"> or </text:span><text:span text:style-name="T454">sustained </text:span><text:span text:style-name="T439">activit</text:span><text:span text:style-name="T453">y</text:span><text:span text:style-name="T444">. </text:span><text:span text:style-name="T440">A </text:span><text:span text:style-name="T456">bar </text:span><text:span text:style-name="T440">has a title and some number of ticks between </text:span><text:span text:style-name="T482">2</text:span><text:span text:style-name="T440"> and 8. </text:span><text:span text:style-name="T442">When the last tick is filled</text:span><text:span text:style-name="T441">, </text:span><text:span text:style-name="T445">whatever the title says happens.</text:span></text:p>
      <text:p text:style-name="P60"/>
      <text:p text:style-name="P79"><text:span text:style-name="T616">T</text:span><text:span text:style-name="T613">ick a </text:span><text:span text:style-name="T617">bar</text:span><text:span text:style-name="T540"> </text:span><text:span text:style-name="T549">►</text:span><text:span text:style-name="T431"> </text:span><text:span text:style-name="T457">When the GM or a move says to tick a ⌞bar</text:span><text:span text:style-name="T490">⌝</text:span><text:span text:style-name="T457">, fill one tick on it.</text:span><text:span text:style-name="T458"> If they say to tick it some number of times, fill that many ticks.</text:span></text:p>
      <text:p text:style-name="P3"/>
      <text:p text:style-name="P3"><text:soft-page-break/><text:span text:style-name="T698">Resource points ►</text:span><text:span text:style-name="T159"> If applicable, </text:span><text:span text:style-name="T160">e</text:span><text:span text:style-name="T50">ach point of a </text:span><text:span text:style-name="T237">particular ⌞r</text:span><text:span text:style-name="T50">esource</text:span><text:span text:style-name="T490">⌝</text:span><text:span text:style-name="T495"> is</text:span><text:span text:style-name="T50"> </text:span><text:span text:style-name="T153">tracked</text:span><text:span text:style-name="T50"> with a</text:span><text:span text:style-name="T43"> </text:span><text:span text:style-name="T49">▢—</text:span><text:span text:style-name="T162">maybe</text:span><text:span text:style-name="T161"> with </text:span><text:span text:style-name="T164">an </text:span><text:span text:style-name="T163">individual </text:span><text:span text:style-name="T161">note attached</text:span><text:span text:style-name="T49">. </text:span><text:span text:style-name="T238">Some resources come in ranks </text:span><text:span text:style-name="T154">with </text:span><text:span text:style-name="T381">○</text:span><text:span text:style-name="T239">, </text:span><text:span text:style-name="T240">permitting you to </text:span><text:span text:style-name="T80">buy </text:span><text:span text:style-name="T240">more </text:span><text:span text:style-name="T49">▢</text:span><text:span text:style-name="T238">. </text:span><text:span text:style-name="T426">Unless stated otherwise, you start the game with all resources full—</text:span><text:span text:style-name="T427">except XP</text:span><text:span text:style-name="T426">.</text:span></text:p>
      <text:p text:style-name="P52"/>
      <text:p text:style-name="P58"><text:span text:style-name="T47">When you “</text:span><text:span text:style-name="T48">restore”, “</text:span><text:span text:style-name="T47">gain” a resource, fill a </text:span><text:span text:style-name="T49">▢. </text:span><text:span text:style-name="T50">You cannot have more of a </text:span><text:span text:style-name="T51">r</text:span><text:span text:style-name="T50">esource than you </text:span><text:span text:style-name="T52">have </text:span><text:span text:style-name="T49">▢ </text:span><text:span text:style-name="T50">for </text:span><text:span text:style-name="T155">it</text:span><text:span text:style-name="T50">. </text:span><text:span text:style-name="T53">If all your </text:span><text:span text:style-name="T49">▢</text:span><text:span text:style-name="T53"> are full when you’re supposed to gain the resource, just don’t fill anything. </text:span></text:p>
      <text:p text:style-name="P52"/>
      <text:p text:style-name="P80"><text:span text:style-name="T384">When you “spend” or “lose” a resource, erase a filled </text:span><text:span text:style-name="T383">▢. </text:span><text:span text:style-name="T384">If you don’t have any filled </text:span><text:span text:style-name="T383">▢, </text:span><text:span text:style-name="T400">you can’t </text:span><text:span text:style-name="T428">make</text:span><text:span text:style-name="T400"> move</text:span><text:span text:style-name="T402">s</text:span><text:span text:style-name="T400"> requiring you to </text:span><text:span text:style-name="T619">spend</text:span><text:span text:style-name="T400"> </text:span><text:span text:style-name="T403">that </text:span><text:span text:style-name="T400">resource</text:span><text:span text:style-name="T384">. </text:span><text:span text:style-name="T401">On the </text:span><text:span text:style-name="T405">other hand</text:span><text:span text:style-name="T400">, if a </text:span><text:span text:style-name="T394">move’</text:span><text:span text:style-name="T396">s effect</text:span><text:span text:style-name="T394"> </text:span><text:span text:style-name="T428">says</text:span><text:span text:style-name="T394"> you </text:span><text:span text:style-name="T620">lose</text:span><text:span text:style-name="T394"> a resource </text:span><text:span text:style-name="T404">you’re out of</text:span><text:span text:style-name="T394">, just don’t erase anything—any other effects or consequences of the move still happen as normal, though.</text:span></text:p>
      <text:p text:style-name="P53"/>
      <text:p text:style-name="P82"><text:span text:style-name="T32">Lose what you spend</text:span> ► <text:span text:style-name="T41">Unless stated otherwise </text:span><text:span text:style-name="T70">and regardless of where the cost appears in the move’s description </text:span><text:span text:style-name="T77">text</text:span><text:span text:style-name="T41">, you </text:span><text:span text:style-name="T71">lose </text:span><text:span text:style-name="T72">a</text:span><text:span text:style-name="T41"> move’s cost</text:span><text:span text:style-name="T73">(</text:span><text:span text:style-name="T41">s</text:span><text:span text:style-name="T73">)</text:span><text:span text:style-name="T41"> </text:span><text:span text:style-name="T625">immediately before you roll</text:span><text:span text:style-name="T641"> </text:span><text:span text:style-name="T649">and</text:span><text:span text:style-name="T648"> determine results</text:span><text:span text:style-name="T641">. </text:span><text:span text:style-name="T648">If there’s no roll, </text:span><text:span text:style-name="T653">you just lose the ⌞resource⌝</text:span><text:span text:style-name="T648"> before the </text:span><text:span text:style-name="T688">move’s </text:span><text:span text:style-name="T648">effect takes place.</text:span></text:p>
      <text:p text:style-name="P88"/>
      <text:p text:style-name="P39"><text:span text:style-name="T542">Harm</text:span><text:span text:style-name="T541"> ► </text:span><text:span text:style-name="T446">Harm is abstract </text:span><text:span text:style-name="T487">systemic or </text:span><text:span text:style-name="T474">traumatic </text:span><text:span text:style-name="T446">damage </text:span><text:span text:style-name="T473">(not necessarily physical)</text:span><text:span text:style-name="T446"> </text:span><text:span text:style-name="T479">sustained by </text:span><text:span text:style-name="T538">someone or </text:span><text:span text:style-name="T479">something</text:span><text:span text:style-name="T471"> </text:span><text:span text:style-name="T556">animate</text:span><text:span text:style-name="T447">. </text:span><text:span text:style-name="T448">A single injury can do 1-3 harm. </text:span><text:span text:style-name="T459">Unless a move says specifically how much harm it does, just use common sense </text:span><text:span text:style-name="T460">and the scale below.</text:span></text:p>
      <text:p text:style-name="P18"/>
      <text:p text:style-name="P4"><text:span text:style-name="T531">O</text:span><text:span text:style-name="T461">ne </text:span><text:span text:style-name="T475">serious</text:span><text:span text:style-name="T461"> injury </text:span><text:span text:style-name="T531">or many small ones</text:span><text:span text:style-name="T461">—</text:span><text:span text:style-name="T477">you want </text:span><text:span text:style-name="T533">help</text:span><text:span text:style-name="T477">—</text:span><text:span text:style-name="T461">1 harm. </text:span><text:span text:style-name="T472">A </text:span><text:span text:style-name="T476">l</text:span><text:span text:style-name="T461">ife-threatening </text:span><text:span text:style-name="T472">injury</text:span><text:span text:style-name="T461">—</text:span><text:span text:style-name="T477">you </text:span><text:span text:style-name="T555">need</text:span><text:span text:style-name="T477"> </text:span><text:span text:style-name="T533">help</text:span><text:span text:style-name="T477">—</text:span><text:span text:style-name="T461">2 harm.</text:span><text:span text:style-name="T449"> </text:span><text:span text:style-name="T472">An injury likely</text:span><text:span text:style-name="T461"> to outright kill </text:span><text:span text:style-name="T532">someone</text:span><text:span text:style-name="T461">—</text:span><text:span text:style-name="T534">beyond help</text:span><text:span text:style-name="T478">—</text:span><text:span text:style-name="T461">3 harm</text:span><text:span text:style-name="T478">.</text:span></text:p>
      <text:p text:style-name="P19"/>
      <text:p text:style-name="P83">Status ► <text:span text:style-name="T250">Status is everything </text:span><text:span text:style-name="T253">established as currently</text:span><text:span text:style-name="T250"> true </text:span><text:span text:style-name="T253">in the story </text:span><text:span text:style-name="T250">about </text:span><text:span text:style-name="T251">you </text:span><text:span text:style-name="T254">(</text:span><text:span text:style-name="T251">or something else</text:span><text:span text:style-name="T254">)</text:span><text:span text:style-name="T251"> that is </text:span><text:span text:style-name="T637">either</text:span><text:span text:style-name="T251"> permanently different from how you began the story </text:span><text:span text:style-name="T637">or</text:span><text:span text:style-name="T675"> a significant but temporary deviation from the norm. </text:span><text:span text:style-name="T676">In the rules, “</text:span><text:span text:style-name="T638">a</text:span><text:span text:style-name="T676"> status” means a short, descriptive, free-form phrase that describes the change in status. </text:span><text:span text:style-name="T680">If </text:span><text:span text:style-name="T684">the GM or a move says </text:span><text:span text:style-name="T680">you get a status, w</text:span><text:span text:style-name="T679">rite it down. </text:span><text:span text:style-name="T685">While a status is written down, nothing in the story can contradict it</text:span><text:span text:style-name="T686">.</text:span></text:p>
      <text:p text:style-name="P89"/>
      <text:p text:style-name="P83"><text:span text:style-name="T677">Ex. “</text:span><text:span text:style-name="T683">on fire</text:span><text:span text:style-name="T677">”; “enraptured”; “</text:span><text:span text:style-name="T682">scary</text:span><text:span text:style-name="T678">”; </text:span><text:span text:style-name="T677">“wanted by authorities”; “</text:span><text:span text:style-name="T681">glowing”; “scared”; “</text:span><text:span text:style-name="T687">has a third</text:span><text:span text:style-name="T681"> eye”.</text:span></text:p>
      <text:p text:style-name="P84"><text:span text:style-name="T25">Remove a status</text:span> ►<text:span text:style-name="T41"> </text:span><text:span text:style-name="T78">E</text:span><text:span text:style-name="T46">rase</text:span><text:span text:style-name="T41"> a ⌞status⌝ when a move or the GM says you can, or when it no longer makes sense for it to be true.</text:span></text:p>
      <text:p text:style-name="P66"/>
      <text:p text:style-name="P25"><text:span text:style-name="T31">Exploit status</text:span><text:span text:style-name="T701"> ►</text:span><text:span text:style-name="T171"> </text:span><text:span text:style-name="T172">When you </text:span><text:span text:style-name="T173">make </text:span><text:span text:style-name="T172">a ⌞</text:span><text:span text:style-name="T174">story move⌝</text:span><text:span text:style-name="T172">, </text:span><text:span text:style-name="T175">you can </text:span><text:span text:style-name="T176">describe</text:span><text:span text:style-name="T172"> how you’re capitalizing on </text:span><text:span text:style-name="T259">your </text:span><text:span text:style-name="T261">(</text:span><text:span text:style-name="T260">or someone’s</text:span><text:span text:style-name="T261">)</text:span><text:span text:style-name="T252"> </text:span><text:span text:style-name="T172">⌞</text:span><text:span text:style-name="T177">status⌝ </text:span><text:span text:style-name="T178">to</text:span><text:span text:style-name="T179"> </text:span><text:span text:style-name="T180">add </text:span><text:span text:style-name="T179">+1 on your move. </text:span><text:span text:style-name="T255">You can only do this once per </text:span><text:span text:style-name="T256">story move.</text:span></text:p>
      <text:p text:style-name="P20"/>
      <text:p text:style-name="P81"><text:span text:style-name="T35">Read the dice</text:span><text:span text:style-name="T694"> ►</text:span><text:span text:style-name="T74"> </text:span><text:span text:style-name="T44"><text:s/></text:span><text:span text:style-name="T75">When you roll, you’ll get a number </text:span><text:span text:style-name="T96">between</text:span><text:span text:style-name="T75"> </text:span><text:span text:style-name="T108">−1</text:span><text:span text:style-name="T75"> </text:span><text:span text:style-name="T97">and </text:span><text:span text:style-name="T75">15. </text:span><text:span text:style-name="T196">R</text:span><text:span text:style-name="T192">esults are </text:span><text:span text:style-name="T193">define</text:span><text:span text:style-name="T195">d </text:span><text:span text:style-name="T202">not in terms of success and failure, but </text:span><text:span text:style-name="T192">how your roll affects your </text:span><text:span text:style-name="T194">metaphorical </text:span><text:span text:style-name="T201">narrative </text:span><text:span text:style-name="T192">“momentum” </text:span><text:span text:style-name="T203">going forward</text:span><text:span text:style-name="T192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5">Range</text:p>
          </table:table-cell>
          <table:table-cell table:style-name="Table1.A1" office:value-type="string">
            <text:p text:style-name="P96">Result</text:p>
          </table:table-cell>
          <table:table-cell table:style-name="Table1.A1" office:value-type="string">
            <text:p text:style-name="P97">Icon</text:p>
          </table:table-cell>
        </table:table-row>
        <table:table-row>
          <table:table-cell table:style-name="Table1.A1" office:value-type="string">
            <text:p text:style-name="P98">≥13</text:p>
          </table:table-cell>
          <table:table-cell table:style-name="Table1.A1" office:value-type="string">
            <text:p text:style-name="P99">Gain <text:span text:style-name="T704">Momentum</text:span></text:p>
          </table:table-cell>
          <table:table-cell table:style-name="Table1.A1" office:value-type="string">
            <text:p text:style-name="P59">🡕</text:p>
          </table:table-cell>
        </table:table-row>
        <table:table-row>
          <table:table-cell table:style-name="Table1.A1" office:value-type="string">
            <text:p text:style-name="P100"><text:span text:style-name="T706">10</text:span>-1<text:span text:style-name="T706">2</text:span></text:p>
          </table:table-cell>
          <table:table-cell table:style-name="Table1.A1" office:value-type="string">
            <text:p text:style-name="P99">Carr<text:span text:style-name="T703">y Momentum</text:span></text:p>
          </table:table-cell>
          <table:table-cell table:style-name="Table1.A1" office:value-type="string">
            <text:p text:style-name="P59">🡒</text:p>
          </table:table-cell>
        </table:table-row>
        <table:table-row>
          <table:table-cell table:style-name="Table1.A1" office:value-type="string">
            <text:p text:style-name="P100"><text:span text:style-name="T705">7</text:span>-<text:span text:style-name="T706">9</text:span></text:p>
          </table:table-cell>
          <table:table-cell table:style-name="Table1.A1" office:value-type="string">
            <text:p text:style-name="P85"><text:span text:style-name="T425">Slow</text:span><text:span text:style-name="T424"> Momentum</text:span></text:p>
          </table:table-cell>
          <table:table-cell table:style-name="Table1.A1" office:value-type="string">
            <text:p text:style-name="P59">🡖</text:p>
          </table:table-cell>
        </table:table-row>
        <table:table-row table:style-name="Table1.5">
          <table:table-cell table:style-name="Table1.A1" office:value-type="string">
            <text:p text:style-name="P101">≤6</text:p>
          </table:table-cell>
          <table:table-cell table:style-name="Table1.B5" office:value-type="string">
            <text:p text:style-name="P54">Stall Momentum</text:p>
          </table:table-cell>
          <table:table-cell table:style-name="Table1.A1" office:value-type="string">
            <text:p text:style-name="P59">🡓</text:p>
          </table:table-cell>
        </table:table-row>
      </table:table>
      <text:p text:style-name="P21"/>
      <text:p text:style-name="P26"><text:span text:style-name="T199">Groups </text:span><text:span text:style-name="T200">written </text:span><text:span text:style-name="T185">together </text:span><text:span text:style-name="T186">(</text:span><text:span text:style-name="T187">e.g. </text:span><text:span text:style-name="T702">🡕🡒</text:span><text:span text:style-name="T187">) </text:span><text:span text:style-name="T184">mean </text:span><text:span text:style-name="T632">any</text:span><text:span text:style-name="T184"> of </text:span><text:span text:style-name="T188">the </text:span><text:span text:style-name="T189">results </text:span><text:span text:style-name="T190">in that </text:span><text:span text:style-name="T191">specific </text:span><text:span text:style-name="T190">group</text:span><text:span text:style-name="T184">. </text:span><text:span text:style-name="T204">Read this like “gain or carry </text:span><text:span text:style-name="T247">[</text:span><text:span text:style-name="T204">momentum</text:span><text:span text:style-name="T247">]</text:span><text:span text:style-name="T204">”.</text:span></text:p>
      <text:p text:style-name="P22"/>
      <text:p text:style-name="P6"><text:span text:style-name="T34">Roll</text:span><text:span text:style-name="T624"> ►</text:span><text:span text:style-name="T165"> </text:span><text:span text:style-name="T197">Rolls are indicated by </text:span><text:span text:style-name="T547">⊞</text:span><text:span text:style-name="T551">⌊⌋</text:span><text:span text:style-name="T503"> </text:span><text:span text:style-name="T504">in </text:span><text:span text:style-name="T530">a </text:span><text:span text:style-name="T505">move </text:span><text:span text:style-name="T516">like:</text:span></text:p>
      <text:list xml:id="list2490469375" text:style-name="L2">
        <text:list-item>
          <text:p text:style-name="P117"><text:span text:style-name="T519">w</text:span><text:span text:style-name="T504">ith an </text:span><text:span text:style-name="T506">⌞aptitude⌝: </text:span><text:span text:style-name="T600">⊞⌊</text:span><text:span text:style-name="T601">Nu</text:span><text:span text:style-name="T602">r</text:span><text:span text:style-name="T601">ture⌋</text:span><text:span text:style-name="T504">. </text:span></text:p>
        </text:list-item>
        <text:list-item>
          <text:p text:style-name="P118"><text:span text:style-name="T519">w</text:span><text:span text:style-name="T507">ith a number: </text:span><text:span text:style-name="T600">⊞⌊</text:span><text:span text:style-name="T601">−</text:span><text:span text:style-name="T603">1⌋</text:span><text:span text:style-name="T507"> or </text:span><text:span text:style-name="T600">⊞⌊</text:span><text:span text:style-name="T606">+</text:span><text:span text:style-name="T603">0⌋</text:span><text:span text:style-name="T507">.</text:span></text:p>
        </text:list-item>
        <text:list-item>
          <text:p text:style-name="P118"><text:span text:style-name="T519">w</text:span><text:span text:style-name="T513">ith </text:span><text:span text:style-name="T520">a </text:span><text:span text:style-name="T604">⌊</text:span><text:span text:style-name="T605">special term⌋</text:span><text:span text:style-name="T520"> </text:span><text:span text:style-name="T522">defined</text:span><text:span text:style-name="T523"> </text:span><text:span text:style-name="T528">in </text:span><text:span text:style-name="T529">a</text:span><text:span text:style-name="T524"> </text:span><text:span text:style-name="T525">move’</text:span><text:span text:style-name="T521">s</text:span><text:span text:style-name="T525"> </text:span><text:span text:style-name="T526">text.</text:span></text:p>
        </text:list-item>
      </text:list>
      <text:p text:style-name="P61"/>
      <text:p text:style-name="P7"><text:span text:style-name="T578">Sum the </text:span><text:span text:style-name="T597">⌊</text:span><text:span text:style-name="T598">enclosed text </text:span><text:span text:style-name="T599">value</text:span><text:span text:style-name="T597">⌋</text:span><text:span text:style-name="T578"> </text:span><text:span text:style-name="T585">plus</text:span><text:span text:style-name="T578"> any </text:span><text:span text:style-name="T579">bonuses or penalties</text:span><text:span text:style-name="T578"> the GM or a move may </text:span><text:span text:style-name="T584">tell you about</text:span><text:span text:style-name="T578">. </text:span><text:span text:style-name="T582">M</text:span><text:span text:style-name="T581">ind </text:span><text:span text:style-name="T583">any negative </text:span><text:span text:style-name="T581">signs.</text:span><text:span text:style-name="T578"> </text:span><text:span text:style-name="T588">Finally,</text:span><text:span text:style-name="T578"> cap </text:span><text:span text:style-name="T580">the</text:span><text:span text:style-name="T578"> </text:span><text:span text:style-name="T597">⌊</text:span><text:span text:style-name="T596">total</text:span><text:span text:style-name="T597">⌋</text:span><text:span text:style-name="T578"> at ±3.</text:span></text:p>
      <text:p text:style-name="P27"/>
      <text:p text:style-name="P32"><text:span text:style-name="T535">R</text:span><text:span text:style-name="T507">oll </text:span><text:span text:style-name="T548">⌊2d6 </text:span><text:span text:style-name="T552">+ </text:span><text:span text:style-name="T550">total</text:span><text:span text:style-name="T552">⌋</text:span><text:span text:style-name="T508"> </text:span><text:span text:style-name="T536">and </text:span><text:span text:style-name="T610">⌞read the dice⌝</text:span><text:span text:style-name="T537">.</text:span></text:p>
      <text:p text:style-name="P28"/>
      <text:p text:style-name="P8"><text:span text:style-name="T572">U</text:span><text:span text:style-name="T573">nless </text:span><text:span text:style-name="T577">stated </text:span><text:span text:style-name="T573">otherwise,</text:span><text:span text:style-name="T574"> </text:span><text:span text:style-name="T575">the </text:span><text:span text:style-name="T576">effect</text:span><text:span text:style-name="T575"> of your roll is described by the next momentum icons </text:span><text:span text:style-name="T577">(</text:span><text:span text:style-name="T595">🡕🡒🡖🡓</text:span><text:span text:style-name="T577">)</text:span><text:span text:style-name="T575">. </text:span><text:span text:style-name="T589">If one or more icons is missing, it means there’s no </text:span><text:span text:style-name="T590">particular </text:span><text:span text:style-name="T589">effect for that result.</text:span></text:p>
      <text:p text:style-name="P23"/>
      <text:p text:style-name="P30"><text:span text:style-name="T700">Alternate rolls ►</text:span><text:span text:style-name="T76"> </text:span><text:span text:style-name="T198">If a move says</text:span><text:span text:style-name="T181"> “</text:span><text:span text:style-name="T274">⊞</text:span><text:span text:style-name="T278">⌊</text:span><text:span text:style-name="T275">something </text:span><text:span text:style-name="T276">weird</text:span><text:span text:style-name="T278">⌋</text:span><text:span text:style-name="T276"> </text:span><text:span text:style-name="T349">for/</text:span><text:span text:style-name="T363">to/</text:span><text:span text:style-name="T364">on</text:span><text:span text:style-name="T349"> </text:span><text:span text:style-name="T363">[</text:span><text:span text:style-name="T349">another move</text:span><text:span text:style-name="T363">]</text:span><text:span text:style-name="T349">”, </text:span><text:span text:style-name="T350">use th</text:span><text:span text:style-name="T351">e weird</text:span><text:span text:style-name="T350"> roll </text:span><text:span text:style-name="T352">in the child move </text:span><text:span text:style-name="T350">instead of whatever the normal rol</text:span><text:span text:style-name="T352">l </text:span><text:span text:style-name="T364">would be</text:span><text:span text:style-name="T353">. </text:span><text:span text:style-name="T361">M</text:span><text:span text:style-name="T354">odifiers apply normally.</text:span></text:p>
      <text:p text:style-name="P24"/>
      <text:p text:style-name="P5"><text:span text:style-name="T546">Low/Zero Effect ►</text:span><text:span text:style-name="T480"> </text:span><text:span text:style-name="T452">When you’re describing </text:span><text:span text:style-name="T481">how you make </text:span><text:span text:style-name="T452">a ⌞</text:span><text:span text:style-name="T500">story</text:span><text:span text:style-name="T452"> move⌝, the GM might </text:span><text:span text:style-name="T488">say</text:span><text:span text:style-name="T452"> you’</text:span><text:span text:style-name="T486">ll have </text:span><text:span text:style-name="T452">Low</text:span><text:span text:style-name="T455"> </text:span><text:span text:style-name="T518">Effect </text:span><text:span text:style-name="T517">or </text:span><text:span text:style-name="T452">Zero Effect. </text:span><text:span text:style-name="T567">This means even </text:span><text:span text:style-name="T586">if you</text:span><text:span text:style-name="T569"> </text:span><text:span text:style-name="T592">🡕🡒</text:span><text:span text:style-name="T696">,</text:span><text:span text:style-name="T567"> you </text:span><text:span text:style-name="T568">won’t </text:span><text:span text:style-name="T567">get (all of) what you want.</text:span></text:p>
      <text:p text:style-name="P33"/>
      <text:p text:style-name="P41"><text:span text:style-name="T277">⚠ </text:span><text:span text:style-name="T355">Critical </text:span><text:span text:style-name="T356">Concept </text:span><text:span text:style-name="T277">⚠</text:span></text:p>
      <text:p text:style-name="P9"><text:span text:style-name="T593">S</text:span><text:span text:style-name="T591">tory </text:span><text:span text:style-name="T594">m</text:span><text:span text:style-name="T591">oves</text:span><text:span text:style-name="T540"> ►</text:span><text:span text:style-name="T431"> </text:span><text:span text:style-name="T483">Story ⌞moves⌝ </text:span><text:span text:style-name="T484">decide</text:span><text:span text:style-name="T483"> what happens next when you </text:span><text:span text:style-name="T485">act in the face of </text:span><text:span text:style-name="T483">conflict, risk, or adversity </text:span><text:span text:style-name="T485">to get what you want</text:span><text:span text:style-name="T483">. </text:span><text:span text:style-name="T462">The</text:span><text:span text:style-name="T464">y </text:span><text:span text:style-name="T465">serve the same purpose as </text:span><text:span text:style-name="T466">system</text:span><text:span text:style-name="T465"> rules in </text:span><text:span text:style-name="T467">other </text:span><text:span text:style-name="T465">games, but in a </text:span><text:span text:style-name="T469">flexible</text:span><text:span text:style-name="T465"> way that puts the</text:span><text:span text:style-name="T462"> fiction first</text:span><text:span text:style-name="T463">. </text:span><text:span text:style-name="T468">They answer “okay, </text:span><text:span text:style-name="T470">so </text:span><text:span text:style-name="T539">then </text:span><text:span text:style-name="T468">what happens?”</text:span></text:p>
      <text:p text:style-name="P29"/>
      <text:p text:style-name="P10"><text:span text:style-name="T557">Most </text:span><text:span text:style-name="T587">regular </text:span><text:span text:style-name="T557">moves </text:span><text:span text:style-name="T559">flatly </text:span><text:span text:style-name="T557">describe something you can do, but they </text:span><text:span text:style-name="T558">don’t address why you’re doing it, what you hope to </text:span><text:span text:style-name="T565">ultimately </text:span><text:span text:style-name="T558">achieve. </text:span><text:span text:style-name="T557">A metaphor: you slam on the brakes </text:span><text:span text:style-name="T566">while</text:span><text:span text:style-name="T563"> </text:span><text:span text:style-name="T557">you're driving, but are you </text:span><text:span text:style-name="T564">trying</text:span><text:span text:style-name="T557"> to </text:span><text:span text:style-name="T553">avoid</text:span><text:span text:style-name="T557"> or to </text:span><text:span text:style-name="T553">cause</text:span><text:span text:style-name="T557"> a collision? </text:span><text:span text:style-name="T560">Another: you fence with the Du</text:span><text:span text:style-name="T561">chess,</text:span><text:span text:style-name="T560"> but are you trying to </text:span><text:span text:style-name="T554">kill</text:span><text:span text:style-name="T560"> or </text:span><text:span text:style-name="T562">to</text:span><text:span text:style-name="T560"> </text:span><text:span text:style-name="T554">teach</text:span><text:span text:style-name="T560"> h</text:span><text:span text:style-name="T561">er</text:span><text:span text:style-name="T560">?</text:span></text:p>
      <text:p text:style-name="P12"/>
      <text:p text:style-name="P34"><text:span text:style-name="T41">Each story move follows </text:span><text:span text:style-name="T86">the same</text:span><text:span text:style-name="T41"> formula: </text:span><text:span text:style-name="T87">i</text:span><text:span text:style-name="T41">t states </text:span><text:span text:style-name="T98">what you want </text:span><text:span text:style-name="T123">to achieve</text:span><text:span text:style-name="T41">, and it gives </text:span><text:span text:style-name="T84">a hint at</text:span><text:span text:style-name="T83"> </text:span><text:span text:style-name="T99">how you’re trying to get it</text:span><text:span text:style-name="T83">. </text:span><text:span text:style-name="T88">When figuring out </text:span><text:span text:style-name="T91">which </text:span><text:span text:style-name="T88">story move </text:span><text:span text:style-name="T89">you’re making</text:span><text:span text:style-name="T88">, t</text:span><text:span text:style-name="T85">he hint </text:span><text:span text:style-name="T100">about </text:span><text:span text:style-name="T124">method</text:span><text:span text:style-name="T85"> is </text:span><text:span text:style-name="T651">less</text:span><text:span text:style-name="T85"> important than the part about</text:span><text:span text:style-name="T652"> </text:span><text:span text:style-name="T663">your intent.</text:span></text:p>
      <text:p text:style-name="P13"/>
      <text:p text:style-name="P35"><text:span text:style-name="T652">There aren’t many </text:span><text:span text:style-name="T655">story moves</text:span><text:span text:style-name="T656">; </text:span><text:span text:style-name="T657">they’re</text:span><text:span text:style-name="T652"> </text:span><text:span text:style-name="T658">in the</text:span><text:span text:style-name="T652"> Common playbook. I intend them to be </text:span><text:span text:style-name="T659">fairly universal</text:span><text:span text:style-name="T652">. </text:span><text:span text:style-name="T662">P</text:span><text:span text:style-name="T660">lease </text:span><text:span text:style-name="T652">think metaphorically when applying them to weird situations.</text:span></text:p>
      <text:p text:style-name="P15"/>
      <text:p text:style-name="P36"><text:span text:style-name="T36">Make</text:span><text:span text:style-name="T37"> </text:span><text:span text:style-name="T38">a </text:span><text:span text:style-name="T37">story move</text:span><text:span text:style-name="T5"> ► </text:span><text:span text:style-name="T41">When you make a </text:span><text:span text:style-name="T279">⌞story move⌝</text:span><text:span text:style-name="T41">, describe how you’re trying to achieve your goal </text:span><text:span text:style-name="T92">in-game</text:span><text:span text:style-name="T41">. </text:span><text:span text:style-name="T90">Be specific. </text:span><text:span text:style-name="T105">Wait a sec before rolling; the GM might have something to say.</text:span></text:p>
      <text:p text:style-name="P16"/>
      <text:p text:style-name="P37"><text:span text:style-name="T241">If no other move is saying what to roll with, d</text:span><text:span text:style-name="T125">ecide</text:span><text:span text:style-name="T94"> </text:span><text:span text:style-name="T242">if your </text:span><text:span text:style-name="T243">action </text:span><text:span text:style-name="T242">description depends </text:span><text:span text:style-name="T635">logically and </text:span><text:span text:style-name="T626">primarily</text:span><text:span text:style-name="T242"> on </text:span><text:span text:style-name="T605">⌊</text:span><text:span text:style-name="T17">an</text:span><text:span text:style-name="T6">y</text:span><text:span text:style-name="T17"> </text:span><text:span text:style-name="T18">appropriate </text:span><text:span text:style-name="T242">⌞</text:span><text:span text:style-name="T17">aptitude</text:span><text:span text:style-name="T242">⌝</text:span><text:span text:style-name="T605">⌋</text:span><text:span text:style-name="T242"> you’ve got. </text:span><text:span text:style-name="T244">U</text:span><text:span text:style-name="T93">se common sense </text:span><text:span text:style-name="T167">and talk </text:span><text:span text:style-name="T245">as a table.</text:span></text:p>
      <text:p text:style-name="P31"/>
      <text:p text:style-name="P40"><text:span text:style-name="T8">⊞</text:span><text:span text:style-name="T605">⌊</text:span><text:span text:style-name="T19">A</text:span><text:span text:style-name="T20">ny </text:span><text:span text:style-name="T9">appropriate </text:span><text:span text:style-name="T8">aptitude</text:span><text:span text:style-name="T605">⌋</text:span><text:span text:style-name="T166">;</text:span><text:span text:style-name="T246"> </text:span><text:span text:style-name="T636">or</text:span><text:span text:style-name="T246"> </text:span><text:span text:style-name="T8">⊞</text:span><text:span text:style-name="T605">⌊</text:span><text:span text:style-name="T8">−1</text:span><text:span text:style-name="T605">⌋</text:span><text:span text:style-name="T166"> </text:span><text:span text:style-name="T246">if you don’t have one that applies.</text:span></text:p>
      <text:p text:style-name="P17"/>
      <text:p text:style-name="P38"><text:span text:style-name="T95">The GM playbook has stuff</text:span><text:span text:style-name="T41"> about what might happen for each story move, but </text:span><text:span text:style-name="T106">the</text:span><text:span text:style-name="T182">y </text:span><text:span text:style-name="T183">share </text:span><text:span text:style-name="T182">this formula:</text:span></text:p>
      <text:p text:style-name="P14"/>
      <text:p text:style-name="P91"><text:span text:style-name="T429">🡕</text:span><text:span text:style-name="T378"> </text:span><text:span text:style-name="T380">Y</text:span><text:span text:style-name="T378">ou </text:span><text:span text:style-name="T421">get what you want</text:span><text:span text:style-name="T378"> </text:span><text:span text:style-name="T407">with </text:span><text:span text:style-name="T408">an</text:span><text:span text:style-name="T378"> </text:span><text:span text:style-name="T406">unexpected benefit</text:span><text:span text:style-name="T397">.</text:span></text:p>
      <text:p text:style-name="P93"><text:span text:style-name="T623">🡒</text:span><text:span text:style-name="T379"> </text:span><text:span text:style-name="T380">Y</text:span><text:span text:style-name="T379">ou </text:span><text:span text:style-name="T422">get basically what you want.</text:span></text:p>
      <text:p text:style-name="P94"><text:span text:style-name="T429">🡖</text:span><text:span text:style-name="T378"> </text:span><text:span text:style-name="T380">Y</text:span><text:span text:style-name="T378">ou </text:span><text:span text:style-name="T423">get what you want, but </text:span><text:span text:style-name="T378">there’s some trade-off, consequence, or complication.</text:span></text:p>
      <text:p text:style-name="P92"><text:span text:style-name="T540">🡓</text:span><text:span text:style-name="T450"> </text:span><text:span text:style-name="T451">It might not be your fault, but you </text:span><text:span text:style-name="T514">don’t get what you want—or you </text:span><text:span text:style-name="T515">do </text:span><text:span text:style-name="T514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utagenSans1" svg:font-family="MutagenSans" style:font-family-generic="swiss" style:font-pitch="variable"/>
    <style:font-face style:name="MutagenSans" svg:font-family="MutagenSans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utagenSans" fo:font-family="MutagenSans" style:font-style-name="Book" style:font-family-generic="swiss" style:font-pitch="variable" fo:font-size="9pt" fo:font-weight="normal" officeooo:rsid="06d76c3a" style:font-size-asian="7.80000019073486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paragraph-rsid="135418b9" style:font-size-asian="8pt" style:font-size-complex="8pt"/>
    </style:style>
    <style:style style:name="MT1" style:family="text">
      <style:text-properties fo:font-weight="bold" officeooo:rsid="135418b9" style:font-weight-asian="bold" style:font-weight-complex="bold"/>
    </style:style>
    <style:style style:name="MT2" style:family="text">
      <style:text-properties fo:font-weight="bold" officeooo:rsid="133f3e88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officeooo:rsid="135a82ed" style:font-weight-asian="bold" style:font-weight-complex="bold"/>
    </style:style>
    <style:style style:name="MT5" style:family="text">
      <style:text-properties fo:font-style="italic" fo:font-weight="bold" officeooo:rsid="133f3e88" style:font-style-asian="italic" style:font-weight-asian="bold" style:font-style-complex="italic" style:font-weight-complex="bold"/>
    </style:style>
    <style:style style:name="MT6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1in" fo:page-height="8.5in" style:num-format="1" style:print-orientation="landscape" fo:margin-top="0.5799in" fo:margin-bottom="0.25in" fo:margin-left="0.25in" fo:margin-right="0.2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0598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utagen</text:span><text:span text:style-name="MT2">⌬</text:span><text:span text:style-name="MT1">RPG</text:span> <text:span text:style-name="MT3">⌊mutagenrpg.com⌋</text:span> <text:s text:c="51"/><text:span text:style-name="MT3">© 2021 Aubrey R. Jones <text:s/>🄯 CC-BY-SA 4.0</text:span> <text:s text:c="79"/><text:span text:style-name="MT2">Playbook: </text:span><text:span text:style-name="MT4">Meta</text:span><text:span text:style-name="MT2"> ⌬</text:span><text:span text:style-name="MT5"> </text:span><text:span text:style-name="MT6"><text:page-number style:num-format="1"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17T14:06:24.100295391</dc:date>
    <meta:editing-duration>P25DT19H27M48S</meta:editing-duration>
    <meta:editing-cycles>4396</meta:editing-cycles>
    <meta:generator>LibreOffice/6.0.7.3$Linux_X86_64 LibreOffice_project/00m0$Build-3</meta:generator>
    <meta:print-date>2021-12-01T07:09:52.085847298</meta:print-date>
    <meta:document-statistic meta:table-count="1" meta:image-count="0" meta:object-count="0" meta:page-count="2" meta:paragraph-count="79" meta:word-count="2130" meta:character-count="11752" meta:non-whitespace-character-count="9582"/>
  </office:meta>
</office:document-meta>
</file>